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2.1154in"/>
    </style:style>
    <style:style style:name="co4" style:family="table-column">
      <style:table-column-properties fo:break-before="auto" style:column-width="0.7807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0.6102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2.5181in"/>
    </style:style>
    <style:style style:name="co12" style:family="table-column">
      <style:table-column-properties fo:break-before="auto" style:column-width="7.9492in"/>
    </style:style>
    <style:style style:name="co13" style:family="table-column">
      <style:table-column-properties fo:break-before="auto" style:column-width="0.91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8f2a1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e8f2a1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dee6ef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dee6ef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start" fo:margin-left="0in"/>
      <style:text-properties style:use-window-font-color="true" fo:font-size="8pt" style:font-size-asian="8pt" style:font-size-complex="8pt"/>
    </style:style>
    <style:style style:name="ce18" style:family="table-cell" style:parent-style-name="Default">
      <style:table-cell-properties fo:background-color="#ffff00" fo:wrap-option="wrap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ffff00" fo:wrap-option="wrap" fo:border="0.74pt solid #000000"/>
      <style:text-properties fo:font-size="8pt" style:font-size-asian="8pt" style:font-size-complex="8pt"/>
    </style:style>
    <style:style style:name="ce23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9"/>
        <table:table-column table:style-name="co12" table:default-cell-style-name="ce19"/>
        <table:table-column table:style-name="co13" table:default-cell-style-name="ce25"/>
        <table:table-column table:style-name="co14" table:number-columns-repeated="16370" table:default-cell-style-name="ce25"/>
        <table:table-row table:style-name="ro1"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url</text:p>
          </table:table-cell>
          <table:table-cell table:style-name="ce7" office:value-type="string" calcext:value-type="string">
            <text:p>description</text:p>
          </table:table-cell>
          <table:table-cell table:style-name="ce10" table:number-columns-repeated="6"/>
          <table:table-cell table:style-name="ce13" office:value-type="string" calcext:value-type="string">
            <text:p>imgFilename</text:p>
          </table:table-cell>
          <table:table-cell table:style-name="ce7" office:value-type="string" calcext:value-type="string">
            <text:p>tags</text:p>
          </table:table-cell>
          <table:table-cell table:style-name="ce18" office:value-type="string" calcext:value-type="string">
            <text:p>screenshot</text:p>
          </table:table-cell>
          <table:table-cell table:style-name="ce23" table:number-columns-repeated="16366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nesiascanner.net/asep/</text:p>
          </table:table-cell>
          <table:table-cell/>
          <table:table-cell office:value-type="string" calcext:value-type="string">
            <text:p>punk</text:p>
          </table:table-cell>
          <table:table-cell office:value-type="string" calcext:value-type="string">
            <text:p>contemplation</text:p>
          </table:table-cell>
          <table:table-cell table:number-columns-repeated="4"/>
          <table:table-cell table:formula="of:=IFERROR(LEFT([.B2];SEARCH(&quot;.&quot;;[.B2])-1);[.B2])" office:value-type="string" office:string-value="amnesiascanner" calcext:value-type="string">
            <text:p>amnesiascanner</text:p>
          </table:table-cell>
          <table:table-cell table:style-name="ce16" table:formula="of:=COM.MICROSOFT.TEXTJOIN(&quot;','&quot;;1;&quot;[&quot;;[.D2:.I2];&quot;]&quot;)" office:value-type="string" office:string-value="[','punk','contemplation',']" calcext:value-type="string">
            <text:p>[','punk','contemplation',']</text:p>
          </table:table-cell>
          <table:table-cell table:formula="of:=COM.MICROSOFT.TEXTJOIN(&quot;&quot;;1;&quot;chromium --headless --disable-gpu --enable-logging --screenshot=&quot;;[.J2];&quot;.png --hide-scrollbars --window-size=1440,900 https://&quot;;[.B2])" office:value-type="string" office:string-value="chromium --headless --disable-gpu --enable-logging --screenshot=amnesiascanner.png --hide-scrollbars --window-size=1440,900 https://amnesiascanner.net/asep/" calcext:value-type="string">
            <text:p>chromium --headless --disable-gpu --enable-logging --screenshot=amnesiascanner.png --hide-scrollbars --window-size=1440,900 https://amnesiascanner.net/asep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n idea for a website </text:p>
          </table:table-cell>
          <table:table-cell office:value-type="string" calcext:value-type="string">
            <text:p>are.na/ian-mcdonald/an-idea-for-a-website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ideas</text:p>
          </table:table-cell>
          <table:table-cell office:value-type="string" calcext:value-type="string">
            <text:p>poetic</text:p>
          </table:table-cell>
          <table:table-cell table:number-columns-repeated="3"/>
          <table:table-cell table:formula="of:=IFERROR(LEFT([.B3];SEARCH(&quot;.&quot;;[.B3])-1);[.B3])" office:value-type="string" office:string-value="are" calcext:value-type="string">
            <text:p>are</text:p>
          </table:table-cell>
          <table:table-cell table:style-name="ce16" table:formula="of:=COM.MICROSOFT.TEXTJOIN(&quot;','&quot;;1;&quot;[&quot;;[.D3:.I3];&quot;]&quot;)" office:value-type="string" office:string-value="[','share','ideas','poetic',']" calcext:value-type="string">
            <text:p>[','share','ideas','poetic',']</text:p>
          </table:table-cell>
          <table:table-cell table:formula="of:=COM.MICROSOFT.TEXTJOIN(&quot;&quot;;1;&quot;chromium --headless --disable-gpu --enable-logging --screenshot=&quot;;[.J3];&quot;.png --hide-scrollbars --window-size=1440,900 https://&quot;;[.B3])" office:value-type="string" office:string-value="chromium --headless --disable-gpu --enable-logging --screenshot=are.png --hide-scrollbars --window-size=1440,900 https://are.na/ian-mcdonald/an-idea-for-a-website" calcext:value-type="string">
            <text:p>chromium --headless --disable-gpu --enable-logging --screenshot=are.png --hide-scrollbars --window-size=1440,900 https://are.na/ian-mcdonald/an-idea-for-a-websit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tlas Tom Hackshaw</text:p>
          </table:table-cell>
          <table:table-cell office:value-type="string" calcext:value-type="string">
            <text:p>atlas.tom.so/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compilation</text:p>
          </table:table-cell>
          <table:table-cell table:number-columns-repeated="4"/>
          <table:table-cell table:formula="of:=IFERROR(LEFT([.B4];SEARCH(&quot;.&quot;;[.B4])-1);[.B4])" office:value-type="string" office:string-value="atlas" calcext:value-type="string">
            <text:p>atlas</text:p>
          </table:table-cell>
          <table:table-cell table:style-name="ce16" table:formula="of:=COM.MICROSOFT.TEXTJOIN(&quot;','&quot;;1;&quot;[&quot;;[.D4:.I4];&quot;]&quot;)" office:value-type="string" office:string-value="[','images','compilation',']" calcext:value-type="string">
            <text:p>[','images','compilation',']</text:p>
          </table:table-cell>
          <table:table-cell table:formula="of:=COM.MICROSOFT.TEXTJOIN(&quot;&quot;;1;&quot;chromium --headless --disable-gpu --enable-logging --screenshot=&quot;;[.J4];&quot;.png --hide-scrollbars --window-size=1440,900 https://&quot;;[.B4])" office:value-type="string" office:string-value="chromium --headless --disable-gpu --enable-logging --screenshot=atlas.png --hide-scrollbars --window-size=1440,900 https://atlas.tom.so/" calcext:value-type="string">
            <text:p>chromium --headless --disable-gpu --enable-logging --screenshot=atlas.png --hide-scrollbars --window-size=1440,900 https://atlas.tom.so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king a Poetic Website</text:p>
          </table:table-cell>
          <table:table-cell office:value-type="string" calcext:value-type="string">
            <text:p>chiaski.github.io/poeticweb/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oetic</text:p>
          </table:table-cell>
          <table:table-cell office:value-type="string" calcext:value-type="string">
            <text:p>idea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class</text:p>
          </table:table-cell>
          <table:table-cell table:formula="of:=IFERROR(LEFT([.B5];SEARCH(&quot;.&quot;;[.B5])-1);[.B5])" office:value-type="string" office:string-value="chiaski" calcext:value-type="string">
            <text:p>chiaski</text:p>
          </table:table-cell>
          <table:table-cell table:style-name="ce16" table:formula="of:=COM.MICROSOFT.TEXTJOIN(&quot;','&quot;;1;&quot;[&quot;;[.D5:.I5];&quot;]&quot;)" office:value-type="string" office:string-value="[','share','poetic','ideas','sky','learn','class',']" calcext:value-type="string">
            <text:p>[','share','poetic','ideas','sky','learn','class',']</text:p>
          </table:table-cell>
          <table:table-cell table:formula="of:=COM.MICROSOFT.TEXTJOIN(&quot;&quot;;1;&quot;chromium --headless --disable-gpu --enable-logging --screenshot=&quot;;[.J5];&quot;.png --hide-scrollbars --window-size=1440,900 https://&quot;;[.B5])" office:value-type="string" office:string-value="chromium --headless --disable-gpu --enable-logging --screenshot=chiaski.png --hide-scrollbars --window-size=1440,900 https://chiaski.github.io/poeticweb/" calcext:value-type="string">
            <text:p>chromium --headless --disable-gpu --enable-logging --screenshot=chiaski.png --hide-scrollbars --window-size=1440,900 https://chiaski.github.io/poeticweb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 love it when you</text:p>
          </table:table-cell>
          <table:table-cell office:value-type="string" calcext:value-type="string">
            <text:p>chiaski.github.io/i-love-it-when-you/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poetic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black&amp;white</text:p>
          </table:table-cell>
          <table:table-cell office:value-type="string" calcext:value-type="string">
            <text:p>chiaski1</text:p>
          </table:table-cell>
          <table:table-cell table:style-name="ce16" table:formula="of:=COM.MICROSOFT.TEXTJOIN(&quot;','&quot;;1;&quot;[&quot;;[.D6:.I6];&quot;]&quot;)" office:value-type="string" office:string-value="[','list','text','contemplation','poetic','slider','black&amp;white',']" calcext:value-type="string">
            <text:p>[','list','text','contemplation','poetic','slider','black&amp;white',']</text:p>
          </table:table-cell>
          <table:table-cell table:formula="of:=COM.MICROSOFT.TEXTJOIN(&quot;&quot;;1;&quot;chromium --headless --disable-gpu --enable-logging --screenshot=&quot;;[.J6];&quot;.png --hide-scrollbars --window-size=1440,900 https://&quot;;[.B6])" office:value-type="string" office:string-value="chromium --headless --disable-gpu --enable-logging --screenshot=chiaski1.png --hide-scrollbars --window-size=1440,900 https://chiaski.github.io/i-love-it-when-you/" calcext:value-type="string">
            <text:p>chromium --headless --disable-gpu --enable-logging --screenshot=chiaski1.png --hide-scrollbars --window-size=1440,900 https://chiaski.github.io/i-love-it-when-you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ffline Only</text:p>
          </table:table-cell>
          <table:table-cell office:value-type="string" calcext:value-type="string">
            <text:p>chrisbolin.co/offline/</text:p>
          </table:table-cell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offline</text:p>
          </table:table-cell>
          <table:table-cell table:number-columns-repeated="4"/>
          <table:table-cell table:formula="of:=IFERROR(LEFT([.B7];SEARCH(&quot;.&quot;;[.B7])-1);[.B7])" office:value-type="string" office:string-value="chrisbolin" calcext:value-type="string">
            <text:p>chrisbolin</text:p>
          </table:table-cell>
          <table:table-cell table:style-name="ce16" table:formula="of:=COM.MICROSOFT.TEXTJOIN(&quot;','&quot;;1;&quot;[&quot;;[.D7:.I7];&quot;]&quot;)" office:value-type="string" office:string-value="[','interaction','offline',']" calcext:value-type="string">
            <text:p>[','interaction','offline',']</text:p>
          </table:table-cell>
          <table:table-cell table:formula="of:=COM.MICROSOFT.TEXTJOIN(&quot;&quot;;1;&quot;chromium --headless --disable-gpu --enable-logging --screenshot=&quot;;[.J7];&quot;.png --hide-scrollbars --window-size=1440,900 https://&quot;;[.B7])" office:value-type="string" office:string-value="chromium --headless --disable-gpu --enable-logging --screenshot=chrisbolin.png --hide-scrollbars --window-size=1440,900 https://chrisbolin.co/offline/" calcext:value-type="string">
            <text:p>chromium --headless --disable-gpu --enable-logging --screenshot=chrisbolin.png --hide-scrollbars --window-size=1440,900 https://chrisbolin.co/offlin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LOUDWATCHING</text:p>
          </table:table-cell>
          <table:table-cell office:value-type="string" calcext:value-type="string">
            <text:p>cloudwatching.glitch.me/</text:p>
          </table:table-cell>
          <table:table-cell/>
          <table:table-cell office:value-type="string" calcext:value-type="string">
            <text:p>contempla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draw</text:p>
          </table:table-cell>
          <table:table-cell table:number-columns-repeated="3"/>
          <table:table-cell table:formula="of:=IFERROR(LEFT([.B8];SEARCH(&quot;.&quot;;[.B8])-1);[.B8])" office:value-type="string" office:string-value="cloudwatching" calcext:value-type="string">
            <text:p>cloudwatching</text:p>
          </table:table-cell>
          <table:table-cell table:style-name="ce16" table:formula="of:=COM.MICROSOFT.TEXTJOIN(&quot;','&quot;;1;&quot;[&quot;;[.D8:.I8];&quot;]&quot;)" office:value-type="string" office:string-value="[','contemplation','sky','draw',']" calcext:value-type="string">
            <text:p>[','contemplation','sky','draw',']</text:p>
          </table:table-cell>
          <table:table-cell table:formula="of:=COM.MICROSOFT.TEXTJOIN(&quot;&quot;;1;&quot;chromium --headless --disable-gpu --enable-logging --screenshot=&quot;;[.J8];&quot;.png --hide-scrollbars --window-size=1440,900 https://&quot;;[.B8])" office:value-type="string" office:string-value="chromium --headless --disable-gpu --enable-logging --screenshot=cloudwatching.png --hide-scrollbars --window-size=1440,900 https://cloudwatching.glitch.me/" calcext:value-type="string">
            <text:p>chromium --headless --disable-gpu --enable-logging --screenshot=cloudwatching.png --hide-scrollbars --window-size=1440,900 https://cloudwatching.glitch.m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eb Resources - Google Docs</text:p>
          </table:table-cell>
          <table:table-cell office:value-type="string" calcext:value-type="string">
            <text:p>docs.google.com/document/d/18O4Lg5_snE7o1ICkmU2ifgUagSOvy8ZgCw3oP4Y7nwE/edit#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workshop</text:p>
          </table:table-cell>
          <table:table-cell table:number-columns-repeated="3"/>
          <table:table-cell table:formula="of:=IFERROR(LEFT([.B9];SEARCH(&quot;.&quot;;[.B9])-1);[.B9])" office:value-type="string" office:string-value="docs" calcext:value-type="string">
            <text:p>docs</text:p>
          </table:table-cell>
          <table:table-cell table:style-name="ce16" table:formula="of:=COM.MICROSOFT.TEXTJOIN(&quot;','&quot;;1;&quot;[&quot;;[.D9:.I9];&quot;]&quot;)" office:value-type="string" office:string-value="[','share','code','workshop',']" calcext:value-type="string">
            <text:p>[','share','code','workshop',']</text:p>
          </table:table-cell>
          <table:table-cell table:formula="of:=COM.MICROSOFT.TEXTJOIN(&quot;&quot;;1;&quot;chromium --headless --disable-gpu --enable-logging --screenshot=&quot;;[.J9];&quot;.png --hide-scrollbars --window-size=1440,900 https://&quot;;[.B9])" office:value-type="string" office:string-value="chromium --headless --disable-gpu --enable-logging --screenshot=docs.png --hide-scrollbars --window-size=1440,900 https://docs.google.com/document/d/18O4Lg5_snE7o1ICkmU2ifgUagSOvy8ZgCw3oP4Y7nwE/edit#" calcext:value-type="string">
            <text:p>chromium --headless --disable-gpu --enable-logging --screenshot=docs.png --hide-scrollbars --window-size=1440,900 https://docs.google.com/document/d/18O4Lg5_snE7o1ICkmU2ifgUagSOvy8ZgCw3oP4Y7nwE/edit#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eastgate.com/garden/Introduction.html</text:p>
          </table:table-cell>
          <table:table-cell/>
          <table:table-cell office:value-type="string" calcext:value-type="string">
            <text:p>Non-linea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arden</text:p>
          </table:table-cell>
          <table:table-cell table:number-columns-repeated="3"/>
          <table:table-cell table:formula="of:=IFERROR(LEFT([.B10];SEARCH(&quot;.&quot;;[.B10])-1);[.B10])" office:value-type="string" office:string-value="eastgate" calcext:value-type="string">
            <text:p>eastgate</text:p>
          </table:table-cell>
          <table:table-cell table:style-name="ce16" table:formula="of:=COM.MICROSOFT.TEXTJOIN(&quot;','&quot;;1;&quot;[&quot;;[.D10:.I10];&quot;]&quot;)" office:value-type="string" office:string-value="[','Non-linear','text','garden',']" calcext:value-type="string">
            <text:p>[','Non-linear','text','garden',']</text:p>
          </table:table-cell>
          <table:table-cell table:formula="of:=COM.MICROSOFT.TEXTJOIN(&quot;&quot;;1;&quot;chromium --headless --disable-gpu --enable-logging --screenshot=&quot;;[.J10];&quot;.png --hide-scrollbars --window-size=1440,900 https://&quot;;[.B10])" office:value-type="string" office:string-value="chromium --headless --disable-gpu --enable-logging --screenshot=eastgate.png --hide-scrollbars --window-size=1440,900 https://eastgate.com/garden/Introduction.html" calcext:value-type="string">
            <text:p>chromium --headless --disable-gpu --enable-logging --screenshot=eastgate.png --hide-scrollbars --window-size=1440,900 https://eastgate.com/garden/Introduction.htm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mpathi.cc</text:p>
          </table:table-cell>
          <table:table-cell office:value-type="string" calcext:value-type="string">
            <text:p>empathi.cc/</text:p>
          </table:table-cell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colors</text:p>
          </table:table-cell>
          <table:table-cell table:number-columns-repeated="3"/>
          <table:table-cell table:formula="of:=IFERROR(LEFT([.B11];SEARCH(&quot;.&quot;;[.B11])-1);[.B11])" office:value-type="string" office:string-value="empathi" calcext:value-type="string">
            <text:p>empathi</text:p>
          </table:table-cell>
          <table:table-cell table:style-name="ce16" table:formula="of:=COM.MICROSOFT.TEXTJOIN(&quot;','&quot;;1;&quot;[&quot;;[.D11:.I11];&quot;]&quot;)" office:value-type="string" office:string-value="[','interaction','forms','colors',']" calcext:value-type="string">
            <text:p>[','interaction','forms','colors',']</text:p>
          </table:table-cell>
          <table:table-cell table:formula="of:=COM.MICROSOFT.TEXTJOIN(&quot;&quot;;1;&quot;chromium --headless --disable-gpu --enable-logging --screenshot=&quot;;[.J11];&quot;.png --hide-scrollbars --window-size=1440,900 https://&quot;;[.B11])" office:value-type="string" office:string-value="chromium --headless --disable-gpu --enable-logging --screenshot=empathi.png --hide-scrollbars --window-size=1440,900 https://empathi.cc/" calcext:value-type="string">
            <text:p>chromium --headless --disable-gpu --enable-logging --screenshot=empathi.png --hide-scrollbars --window-size=1440,900 https://empathi.cc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very Noise at Once</text:p>
          </table:table-cell>
          <table:table-cell office:value-type="string" calcext:value-type="string">
            <text:p>everynoise.com/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hare</text:p>
          </table:table-cell>
          <table:table-cell table:number-columns-repeated="3"/>
          <table:table-cell table:formula="of:=IFERROR(LEFT([.B12];SEARCH(&quot;.&quot;;[.B12])-1);[.B12])" office:value-type="string" office:string-value="everynoise" calcext:value-type="string">
            <text:p>everynoise</text:p>
          </table:table-cell>
          <table:table-cell table:style-name="ce16" table:formula="of:=COM.MICROSOFT.TEXTJOIN(&quot;','&quot;;1;&quot;[&quot;;[.D12:.I12];&quot;]&quot;)" office:value-type="string" office:string-value="[','music','text','share',']" calcext:value-type="string">
            <text:p>[','music','text','share',']</text:p>
          </table:table-cell>
          <table:table-cell table:formula="of:=COM.MICROSOFT.TEXTJOIN(&quot;&quot;;1;&quot;chromium --headless --disable-gpu --enable-logging --screenshot=&quot;;[.J12];&quot;.png --hide-scrollbars --window-size=1440,900 https://&quot;;[.B12])" office:value-type="string" office:string-value="chromium --headless --disable-gpu --enable-logging --screenshot=everynoise.png --hide-scrollbars --window-size=1440,900 https://everynoise.com/" calcext:value-type="string">
            <text:p>chromium --headless --disable-gpu --enable-logging --screenshot=everynoise.png --hide-scrollbars --window-size=1440,900 https://everynoise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ifteen Words</text:p>
          </table:table-cell>
          <table:table-cell office:value-type="string" calcext:value-type="string">
            <text:p>fifteenwords.com</text:p>
          </table:table-cell>
          <table:table-cell/>
          <table:table-cell office:value-type="string" calcext:value-type="string">
            <text:p>poetic</text:p>
          </table:table-cell>
          <table:table-cell office:value-type="string" calcext:value-type="string">
            <text:p>poem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text</text:p>
          </table:table-cell>
          <table:table-cell table:formula="of:=IFERROR(LEFT([.B13];SEARCH(&quot;.&quot;;[.B13])-1);[.B13])" office:value-type="string" office:string-value="fifteenwords" calcext:value-type="string">
            <text:p>fifteenwords</text:p>
          </table:table-cell>
          <table:table-cell table:style-name="ce16" table:formula="of:=COM.MICROSOFT.TEXTJOIN(&quot;','&quot;;1;&quot;[&quot;;[.D12:.I12];&quot;]&quot;)" office:value-type="string" office:string-value="[','music','text','share',']" calcext:value-type="string">
            <text:p>[','music','text','share',']</text:p>
          </table:table-cell>
          <table:table-cell table:formula="of:=COM.MICROSOFT.TEXTJOIN(&quot;&quot;;1;&quot;chromium --headless --disable-gpu --enable-logging --screenshot=&quot;;[.J13];&quot;.png --hide-scrollbars --window-size=1440,900 https://&quot;;[.B13])" office:value-type="string" office:string-value="chromium --headless --disable-gpu --enable-logging --screenshot=fifteenwords.png --hide-scrollbars --window-size=1440,900 https://fifteenwords.com" calcext:value-type="string">
            <text:p>chromium --headless --disable-gpu --enable-logging --screenshot=fifteenwords.png --hide-scrollbars --window-size=1440,900 https://fifteenwords.c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forestgreen.online/</text:p>
          </table:table-cell>
          <table:table-cell/>
          <table:table-cell office:value-type="string" calcext:value-type="string">
            <text:p>developper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olors</text:p>
          </table:table-cell>
          <table:table-cell table:number-columns-repeated="3"/>
          <table:table-cell table:formula="of:=IFERROR(LEFT([.B14];SEARCH(&quot;.&quot;;[.B14])-1);[.B14])" office:value-type="string" office:string-value="forestgreen" calcext:value-type="string">
            <text:p>forestgreen</text:p>
          </table:table-cell>
          <table:table-cell table:style-name="ce16" table:formula="of:=COM.MICROSOFT.TEXTJOIN(&quot;','&quot;;1;&quot;[&quot;;[.D14:.I14];&quot;]&quot;)" office:value-type="string" office:string-value="[','developper','share','colors',']" calcext:value-type="string">
            <text:p>[','developper','share','colors',']</text:p>
          </table:table-cell>
          <table:table-cell table:formula="of:=COM.MICROSOFT.TEXTJOIN(&quot;&quot;;1;&quot;chromium --headless --disable-gpu --enable-logging --screenshot=&quot;;[.J14];&quot;.png --hide-scrollbars --window-size=1440,900 https://&quot;;[.B14])" office:value-type="string" office:string-value="chromium --headless --disable-gpu --enable-logging --screenshot=forestgreen.png --hide-scrollbars --window-size=1440,900 https://forestgreen.online/" calcext:value-type="string">
            <text:p>chromium --headless --disable-gpu --enable-logging --screenshot=forestgreen.png --hide-scrollbars --window-size=1440,900 https://forestgreen.onlin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arden of blues</text:p>
          </table:table-cell>
          <table:table-cell office:value-type="string" calcext:value-type="string">
            <text:p>gardenblues.net/</text:p>
          </table:table-cell>
          <table:table-cell/>
          <table:table-cell office:value-type="string" calcext:value-type="string">
            <text:p>garden</text:p>
            <text:p/>
          </table:table-cell>
          <table:table-cell office:value-type="string" calcext:value-type="string">
            <text:p>cooking</text:p>
            <text:p/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recipie</text:p>
          </table:table-cell>
          <table:table-cell office:value-type="string" calcext:value-type="string">
            <text:p>pictograms</text:p>
          </table:table-cell>
          <table:table-cell/>
          <table:table-cell table:formula="of:=IFERROR(LEFT([.B15];SEARCH(&quot;.&quot;;[.B15])-1);[.B15])" office:value-type="string" office:string-value="gardenblues" calcext:value-type="string">
            <text:p>gardenblues</text:p>
          </table:table-cell>
          <table:table-cell table:style-name="ce16" table:formula="of:=COM.MICROSOFT.TEXTJOIN(&quot;','&quot;;1;&quot;[&quot;;[.D15:.I15];&quot;]&quot;)" office:value-type="string" office:string-value="[','garden&#10;','cooking&#10;','share','recipie','pictograms',']" calcext:value-type="string">
            <text:p>[','garden</text:p>
            <text:p>','cooking</text:p>
            <text:p>','share','recipie','pictograms',']</text:p>
          </table:table-cell>
          <table:table-cell table:formula="of:=COM.MICROSOFT.TEXTJOIN(&quot;&quot;;1;&quot;chromium --headless --disable-gpu --enable-logging --screenshot=&quot;;[.J15];&quot;.png --hide-scrollbars --window-size=1440,900 https://&quot;;[.B15])" office:value-type="string" office:string-value="chromium --headless --disable-gpu --enable-logging --screenshot=gardenblues.png --hide-scrollbars --window-size=1440,900 https://gardenblues.net/" calcext:value-type="string">
            <text:p>chromium --headless --disable-gpu --enable-logging --screenshot=gardenblues.png --hide-scrollbars --window-size=1440,900 https://gardenblues.net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et Well Soon!</text:p>
          </table:table-cell>
          <table:table-cell office:value-type="string" calcext:value-type="string">
            <text:p>getwellsoon.labr.io/</text:p>
          </table:table-cell>
          <table:table-cell/>
          <table:table-cell office:value-type="string" calcext:value-type="string">
            <text:p>people</text:p>
            <text:p/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black&amp;white</text:p>
          </table:table-cell>
          <table:table-cell table:formula="of:=IFERROR(LEFT([.B16];SEARCH(&quot;.&quot;;[.B16])-1);[.B16])" office:value-type="string" office:string-value="getwellsoon" calcext:value-type="string">
            <text:p>getwellsoon</text:p>
          </table:table-cell>
          <table:table-cell table:style-name="ce16" table:formula="of:=COM.MICROSOFT.TEXTJOIN(&quot;','&quot;;1;&quot;[&quot;;[.D16:.I16];&quot;]&quot;)" office:value-type="string" office:string-value="[','people&#10;','book','love','text','list','black&amp;white',']" calcext:value-type="string">
            <text:p>[','people</text:p>
            <text:p>','book','love','text','list','black&amp;white',']</text:p>
          </table:table-cell>
          <table:table-cell table:formula="of:=COM.MICROSOFT.TEXTJOIN(&quot;&quot;;1;&quot;chromium --headless --disable-gpu --enable-logging --screenshot=&quot;;[.J16];&quot;.png --hide-scrollbars --window-size=1440,900 https://&quot;;[.B16])" office:value-type="string" office:string-value="chromium --headless --disable-gpu --enable-logging --screenshot=getwellsoon.png --hide-scrollbars --window-size=1440,900 https://getwellsoon.labr.io/" calcext:value-type="string">
            <text:p>chromium --headless --disable-gpu --enable-logging --screenshot=getwellsoon.png --hide-scrollbars --window-size=1440,900 https://getwellsoon.labr.io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ossip’s Café</text:p>
          </table:table-cell>
          <table:table-cell office:value-type="string" calcext:value-type="string">
            <text:p>gossips.cafe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afe</text:p>
          </table:table-cell>
          <table:table-cell table:number-columns-repeated="2"/>
          <table:table-cell table:formula="of:=IFERROR(LEFT([.B17];SEARCH(&quot;.&quot;;[.B17])-1);[.B17])" office:value-type="string" office:string-value="gossips" calcext:value-type="string">
            <text:p>gossips</text:p>
          </table:table-cell>
          <table:table-cell table:style-name="ce16" table:formula="of:=COM.MICROSOFT.TEXTJOIN(&quot;','&quot;;1;&quot;[&quot;;[.D17:.I17];&quot;]&quot;)" office:value-type="string" office:string-value="[','text','talk','share','cafe',']" calcext:value-type="string">
            <text:p>[','text','talk','share','cafe',']</text:p>
          </table:table-cell>
          <table:table-cell table:formula="of:=COM.MICROSOFT.TEXTJOIN(&quot;&quot;;1;&quot;chromium --headless --disable-gpu --enable-logging --screenshot=&quot;;[.J17];&quot;.png --hide-scrollbars --window-size=1440,900 https://&quot;;[.B17])" office:value-type="string" office:string-value="chromium --headless --disable-gpu --enable-logging --screenshot=gossips.png --hide-scrollbars --window-size=1440,900 https://gossips.cafe/" calcext:value-type="string">
            <text:p>chromium --headless --disable-gpu --enable-logging --screenshot=gossips.png --hide-scrollbars --window-size=1440,900 https://gossips.caf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rpetual Calendar </text:p>
          </table:table-cell>
          <table:table-cell office:value-type="string" calcext:value-type="string">
            <text:p>haveagood.today/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unity</text:p>
          </table:table-cell>
          <table:table-cell table:number-columns-repeated="3"/>
          <table:table-cell table:formula="of:=IFERROR(LEFT([.B18];SEARCH(&quot;.&quot;;[.B18])-1);[.B18])" office:value-type="string" office:string-value="haveagood" calcext:value-type="string">
            <text:p>haveagood</text:p>
          </table:table-cell>
          <table:table-cell table:style-name="ce16" table:formula="of:=COM.MICROSOFT.TEXTJOIN(&quot;','&quot;;1;&quot;[&quot;;[.D18:.I18];&quot;]&quot;)" office:value-type="string" office:string-value="[','daily','images','community',']" calcext:value-type="string">
            <text:p>[','daily','images','community',']</text:p>
          </table:table-cell>
          <table:table-cell table:formula="of:=COM.MICROSOFT.TEXTJOIN(&quot;&quot;;1;&quot;chromium --headless --disable-gpu --enable-logging --screenshot=&quot;;[.J18];&quot;.png --hide-scrollbars --window-size=1440,900 https://&quot;;[.B18])" office:value-type="string" office:string-value="chromium --headless --disable-gpu --enable-logging --screenshot=haveagood.png --hide-scrollbars --window-size=1440,900 https://haveagood.today/" calcext:value-type="string">
            <text:p>chromium --headless --disable-gpu --enable-logging --screenshot=haveagood.png --hide-scrollbars --window-size=1440,900 https://haveagood.today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ereNow</text:p>
          </table:table-cell>
          <table:table-cell office:value-type="string" calcext:value-type="string">
            <text:p>here-and-now.glitch.me/entered/enter-key.html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files</text:p>
          </table:table-cell>
          <table:table-cell table:number-columns-repeated="3"/>
          <table:table-cell table:formula="of:=IFERROR(LEFT([.B19];SEARCH(&quot;.&quot;;[.B19])-1);[.B19])" office:value-type="string" office:string-value="here-and-now" calcext:value-type="string">
            <text:p>here-and-now</text:p>
          </table:table-cell>
          <table:table-cell table:style-name="ce16" table:formula="of:=COM.MICROSOFT.TEXTJOIN(&quot;','&quot;;1;&quot;[&quot;;[.D19:.I19];&quot;]&quot;)" office:value-type="string" office:string-value="[','text','emotions','files',']" calcext:value-type="string">
            <text:p>[','text','emotions','files',']</text:p>
          </table:table-cell>
          <table:table-cell table:formula="of:=COM.MICROSOFT.TEXTJOIN(&quot;&quot;;1;&quot;chromium --headless --disable-gpu --enable-logging --screenshot=&quot;;[.J19];&quot;.png --hide-scrollbars --window-size=1440,900 https://&quot;;[.B19])" office:value-type="string" office:string-value="chromium --headless --disable-gpu --enable-logging --screenshot=here-and-now.png --hide-scrollbars --window-size=1440,900 https://here-and-now.glitch.me/entered/enter-key.html" calcext:value-type="string">
            <text:p>chromium --headless --disable-gpu --enable-logging --screenshot=here-and-now.png --hide-scrollbars --window-size=1440,900 https://here-and-now.glitch.me/entered/enter-key.htm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CDONALDIANGREGORYJAMES</text:p>
          </table:table-cell>
          <table:table-cell office:value-type="string" calcext:value-type="string">
            <text:p>ianmcdonald.ca/</text:p>
          </table:table-cell>
          <table:table-cell/>
          <table:table-cell office:value-type="string" calcext:value-type="string">
            <text:p>contemplation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black&amp;white</text:p>
          </table:table-cell>
          <table:table-cell table:number-columns-repeated="3"/>
          <table:table-cell table:formula="of:=IFERROR(LEFT([.B20];SEARCH(&quot;.&quot;;[.B20])-1);[.B20])" office:value-type="string" office:string-value="ianmcdonald" calcext:value-type="string">
            <text:p>ianmcdonald</text:p>
          </table:table-cell>
          <table:table-cell table:style-name="ce16" table:formula="of:=COM.MICROSOFT.TEXTJOIN(&quot;','&quot;;1;&quot;[&quot;;[.D20:.I20];&quot;]&quot;)" office:value-type="string" office:string-value="[','contemplation','typography','black&amp;white',']" calcext:value-type="string">
            <text:p>[','contemplation','typography','black&amp;white',']</text:p>
          </table:table-cell>
          <table:table-cell table:formula="of:=COM.MICROSOFT.TEXTJOIN(&quot;&quot;;1;&quot;chromium --headless --disable-gpu --enable-logging --screenshot=&quot;;[.J20];&quot;.png --hide-scrollbars --window-size=1440,900 https://&quot;;[.B20])" office:value-type="string" office:string-value="chromium --headless --disable-gpu --enable-logging --screenshot=ianmcdonald.png --hide-scrollbars --window-size=1440,900 https://ianmcdonald.ca/" calcext:value-type="string">
            <text:p>chromium --headless --disable-gpu --enable-logging --screenshot=ianmcdonald.png --hide-scrollbars --window-size=1440,900 https://ianmcdonald.ca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nifesto – evergreen</text:p>
          </table:table-cell>
          <table:table-cell office:value-type="string" calcext:value-type="string">
            <text:p>itsevergreen.rip/manifesto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ld</text:p>
          </table:table-cell>
          <table:table-cell table:number-columns-repeated="3"/>
          <table:table-cell table:formula="of:=IFERROR(LEFT([.B21];SEARCH(&quot;.&quot;;[.B21])-1);[.B21])" office:value-type="string" office:string-value="itsevergreen" calcext:value-type="string">
            <text:p>itsevergreen</text:p>
          </table:table-cell>
          <table:table-cell table:style-name="ce16" table:formula="of:=COM.MICROSOFT.TEXTJOIN(&quot;','&quot;;1;&quot;[&quot;;[.D21:.I21];&quot;]&quot;)" office:value-type="string" office:string-value="[','music','text','old',']" calcext:value-type="string">
            <text:p>[','music','text','old',']</text:p>
          </table:table-cell>
          <table:table-cell table:formula="of:=COM.MICROSOFT.TEXTJOIN(&quot;&quot;;1;&quot;chromium --headless --disable-gpu --enable-logging --screenshot=&quot;;[.J21];&quot;.png --hide-scrollbars --window-size=1440,900 https://&quot;;[.B21])" office:value-type="string" office:string-value="chromium --headless --disable-gpu --enable-logging --screenshot=itsevergreen.png --hide-scrollbars --window-size=1440,900 https://itsevergreen.rip/manifesto" calcext:value-type="string">
            <text:p>chromium --headless --disable-gpu --enable-logging --screenshot=itsevergreen.png --hide-scrollbars --window-size=1440,900 https://itsevergreen.rip/manifest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aving website</text:p>
          </table:table-cell>
          <table:table-cell office:value-type="string" calcext:value-type="string">
            <text:p>leaving.live/</text:p>
          </table:table-cell>
          <table:table-cell/>
          <table:table-cell office:value-type="string" calcext:value-type="string">
            <text:p>contemplation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table:formula="of:=IFERROR(LEFT([.B22];SEARCH(&quot;.&quot;;[.B22])-1);[.B22])" office:value-type="string" office:string-value="leaving" calcext:value-type="string">
            <text:p>leaving</text:p>
          </table:table-cell>
          <table:table-cell table:style-name="ce16" table:formula="of:=COM.MICROSOFT.TEXTJOIN(&quot;','&quot;;1;&quot;[&quot;;[.D22:.I22];&quot;]&quot;)" office:value-type="string" office:string-value="[','contemplation','connections','people',']" calcext:value-type="string">
            <text:p>[','contemplation','connections','people',']</text:p>
          </table:table-cell>
          <table:table-cell table:formula="of:=COM.MICROSOFT.TEXTJOIN(&quot;&quot;;1;&quot;chromium --headless --disable-gpu --enable-logging --screenshot=&quot;;[.J22];&quot;.png --hide-scrollbars --window-size=1440,900 https://&quot;;[.B22])" office:value-type="string" office:string-value="chromium --headless --disable-gpu --enable-logging --screenshot=leaving.png --hide-scrollbars --window-size=1440,900 https://leaving.live/" calcext:value-type="string">
            <text:p>chromium --headless --disable-gpu --enable-logging --screenshot=leaving.png --hide-scrollbars --window-size=1440,900 https://leaving.liv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gital love languages</text:p>
          </table:table-cell>
          <table:table-cell office:value-type="string" calcext:value-type="string">
            <text:p>lovelanguages.melaniehoff.com/week-4-%e2%98%84%ef%b8%8e-a-digital-garden/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ictograms</text:p>
          </table:table-cell>
          <table:table-cell/>
          <table:table-cell table:formula="of:=IFERROR(LEFT([.B23];SEARCH(&quot;.&quot;;[.B23])-1);[.B23])" office:value-type="string" office:string-value="lovelanguages" calcext:value-type="string">
            <text:p>lovelanguages</text:p>
          </table:table-cell>
          <table:table-cell table:style-name="ce16" table:formula="of:=COM.MICROSOFT.TEXTJOIN(&quot;','&quot;;1;&quot;[&quot;;[.D23:.I23];&quot;]&quot;)" office:value-type="string" office:string-value="[','share','people','garden','class','pictograms',']" calcext:value-type="string">
            <text:p>[','share','people','garden','class','pictograms',']</text:p>
          </table:table-cell>
          <table:table-cell table:formula="of:=COM.MICROSOFT.TEXTJOIN(&quot;&quot;;1;&quot;chromium --headless --disable-gpu --enable-logging --screenshot=&quot;;[.J23];&quot;.png --hide-scrollbars --window-size=1440,900 https://&quot;;[.B23])" office:value-type="string" office:string-value="chromium --headless --disable-gpu --enable-logging --screenshot=lovelanguages.png --hide-scrollbars --window-size=1440,900 https://lovelanguages.melaniehoff.com/week-4-%e2%98%84%ef%b8%8e-a-digital-garden/" calcext:value-type="string">
            <text:p>chromium --headless --disable-gpu --enable-logging --screenshot=lovelanguages.png --hide-scrollbars --window-size=1440,900 https://lovelanguages.melaniehoff.com/week-4-%e2%98%84%ef%b8%8e-a-digital-garden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otpurple</text:p>
          </table:table-cell>
          <table:table-cell office:value-type="string" calcext:value-type="string">
            <text:p>notpurple.com/</text:p>
          </table:table-cell>
          <table:table-cell/>
          <table:table-cell office:value-type="string" calcext:value-type="string">
            <text:p>colors</text:p>
          </table:table-cell>
          <table:table-cell table:number-columns-repeated="5"/>
          <table:table-cell table:formula="of:=IFERROR(LEFT([.B24];SEARCH(&quot;.&quot;;[.B24])-1);[.B24])" office:value-type="string" office:string-value="notpurple" calcext:value-type="string">
            <text:p>notpurple</text:p>
          </table:table-cell>
          <table:table-cell table:style-name="ce16" table:formula="of:=COM.MICROSOFT.TEXTJOIN(&quot;','&quot;;1;&quot;[&quot;;[.D24:.I24];&quot;]&quot;)" office:value-type="string" office:string-value="[','colors',']" calcext:value-type="string">
            <text:p>[','colors',']</text:p>
          </table:table-cell>
          <table:table-cell table:formula="of:=COM.MICROSOFT.TEXTJOIN(&quot;&quot;;1;&quot;chromium --headless --disable-gpu --enable-logging --screenshot=&quot;;[.J24];&quot;.png --hide-scrollbars --window-size=1440,900 https://&quot;;[.B24])" office:value-type="string" office:string-value="chromium --headless --disable-gpu --enable-logging --screenshot=notpurple.png --hide-scrollbars --window-size=1440,900 https://notpurple.com/" calcext:value-type="string">
            <text:p>chromium --headless --disable-gpu --enable-logging --screenshot=notpurple.png --hide-scrollbars --window-size=1440,900 https://notpurple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ther Office Home</text:p>
          </table:table-cell>
          <table:table-cell office:value-type="string" calcext:value-type="string">
            <text:p>otheroffice.net/</text:p>
          </table:table-cell>
          <table:table-cell/>
          <table:table-cell office:value-type="string" calcext:value-type="string">
            <text:p>cursor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images</text:p>
          </table:table-cell>
          <table:table-cell table:number-columns-repeated="3"/>
          <table:table-cell table:formula="of:=IFERROR(LEFT([.B25];SEARCH(&quot;.&quot;;[.B25])-1);[.B25])" office:value-type="string" office:string-value="otheroffice" calcext:value-type="string">
            <text:p>otheroffice</text:p>
          </table:table-cell>
          <table:table-cell table:style-name="ce16" table:formula="of:=COM.MICROSOFT.TEXTJOIN(&quot;','&quot;;1;&quot;[&quot;;[.D25:.I25];&quot;]&quot;)" office:value-type="string" office:string-value="[','cursor','space','images',']" calcext:value-type="string">
            <text:p>[','cursor','space','images',']</text:p>
          </table:table-cell>
          <table:table-cell table:formula="of:=COM.MICROSOFT.TEXTJOIN(&quot;&quot;;1;&quot;chromium --headless --disable-gpu --enable-logging --screenshot=&quot;;[.J25];&quot;.png --hide-scrollbars --window-size=1440,900 https://&quot;;[.B25])" office:value-type="string" office:string-value="chromium --headless --disable-gpu --enable-logging --screenshot=otheroffice.png --hide-scrollbars --window-size=1440,900 https://otheroffice.net/" calcext:value-type="string">
            <text:p>chromium --headless --disable-gpu --enable-logging --screenshot=otheroffice.png --hide-scrollbars --window-size=1440,900 https://otheroffice.net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ia Chakraverti-Wuerthwein</text:p>
          </table:table-cell>
          <table:table-cell office:value-type="string" calcext:value-type="string">
            <text:p>piacw.com/</text:p>
          </table:table-cell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home</text:p>
          </table:table-cell>
          <table:table-cell table:number-columns-repeated="2"/>
          <table:table-cell table:formula="of:=IFERROR(LEFT([.B26];SEARCH(&quot;.&quot;;[.B26])-1);[.B26])" office:value-type="string" office:string-value="piacw" calcext:value-type="string">
            <text:p>piacw</text:p>
          </table:table-cell>
          <table:table-cell table:style-name="ce16" table:formula="of:=COM.MICROSOFT.TEXTJOIN(&quot;','&quot;;1;&quot;[&quot;;[.D26:.I26];&quot;]&quot;)" office:value-type="string" office:string-value="[','discover','garden','perspective','home',']" calcext:value-type="string">
            <text:p>[','discover','garden','perspective','home',']</text:p>
          </table:table-cell>
          <table:table-cell table:formula="of:=COM.MICROSOFT.TEXTJOIN(&quot;&quot;;1;&quot;chromium --headless --disable-gpu --enable-logging --screenshot=&quot;;[.J26];&quot;.png --hide-scrollbars --window-size=1440,900 https://&quot;;[.B26])" office:value-type="string" office:string-value="chromium --headless --disable-gpu --enable-logging --screenshot=piacw.png --hide-scrollbars --window-size=1440,900 https://piacw.com/" calcext:value-type="string">
            <text:p>chromium --headless --disable-gpu --enable-logging --screenshot=piacw.png --hide-scrollbars --window-size=1440,900 https://piacw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raphaelbastide.com/cascade/demos/start.html</text:p>
          </table:table-cell>
          <table:table-cell office:value-type="string" calcext:value-type="string">
            <text:p>Raphael Bastid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developper</text:p>
          </table:table-cell>
          <table:table-cell office:value-type="string" calcext:value-type="string">
            <text:p>colors</text:p>
          </table:table-cell>
          <table:table-cell table:number-columns-repeated="2"/>
          <table:table-cell table:formula="of:=IFERROR(LEFT([.B27];SEARCH(&quot;.&quot;;[.B27])-1);[.B27])" office:value-type="string" office:string-value="raphaelbastide" calcext:value-type="string">
            <text:p>raphaelbastide</text:p>
          </table:table-cell>
          <table:table-cell table:style-name="ce16" table:formula="of:=COM.MICROSOFT.TEXTJOIN(&quot;','&quot;;1;&quot;[&quot;;[.D27:.I27];&quot;]&quot;)" office:value-type="string" office:string-value="[','music','browser','developper','colors',']" calcext:value-type="string">
            <text:p>[','music','browser','developper','colors',']</text:p>
          </table:table-cell>
          <table:table-cell table:formula="of:=COM.MICROSOFT.TEXTJOIN(&quot;&quot;;1;&quot;chromium --headless --disable-gpu --enable-logging --screenshot=&quot;;[.J27];&quot;.png --hide-scrollbars --window-size=1440,900 https://&quot;;[.B27])" office:value-type="string" office:string-value="chromium --headless --disable-gpu --enable-logging --screenshot=raphaelbastide.png --hide-scrollbars --window-size=1440,900 https://raphaelbastide.com/cascade/demos/start.html" calcext:value-type="string">
            <text:p>chromium --headless --disable-gpu --enable-logging --screenshot=raphaelbastide.png --hide-scrollbars --window-size=1440,900 https://raphaelbastide.com/cascade/demos/start.htm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resounding.website</text:p>
          </table:table-cell>
          <table:table-cell/>
          <table:table-cell office:value-type="string" calcext:value-type="string">
            <text:p>community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gradient</text:p>
          </table:table-cell>
          <table:table-cell table:number-columns-repeated="2"/>
          <table:table-cell table:formula="of:=IFERROR(LEFT([.B28];SEARCH(&quot;.&quot;;[.B28])-1);[.B28])" office:value-type="string" office:string-value="resounding" calcext:value-type="string">
            <text:p>resounding</text:p>
          </table:table-cell>
          <table:table-cell table:formula="of:=COM.MICROSOFT.TEXTJOIN(&quot;','&quot;;1;&quot;[&quot;;[.D28:.I28];&quot;]&quot;)" office:value-type="string" office:string-value="[','community','emotions','infinite','gradient',']" calcext:value-type="string">
            <text:p>[','community','emotions','infinite','gradient',']</text:p>
          </table:table-cell>
          <table:table-cell table:formula="of:=COM.MICROSOFT.TEXTJOIN(&quot;&quot;;1;&quot;chromium --headless --disable-gpu --enable-logging --screenshot=&quot;;[.J28];&quot;.png --hide-scrollbars --window-size=1440,900 https://&quot;;[.B28])" office:value-type="string" office:string-value="chromium --headless --disable-gpu --enable-logging --screenshot=resounding.png --hide-scrollbars --window-size=1440,900 https://resounding.website" calcext:value-type="string">
            <text:p>chromium --headless --disable-gpu --enable-logging --screenshot=resounding.png --hide-scrollbars --window-size=1440,900 https://resounding.websit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nds jij dood bent…</text:p>
          </table:table-cell>
          <table:table-cell office:value-type="string" calcext:value-type="string">
            <text:p>sindsjijdoodbent.nl</text:p>
          </table:table-cell>
          <table:table-cell office:value-type="string" calcext:value-type="string">
            <text:p>Moniker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writing</text:p>
          </table:table-cell>
          <table:table-cell table:number-columns-repeated="3"/>
          <table:table-cell table:formula="of:=IFERROR(LEFT([.B29];SEARCH(&quot;.&quot;;[.B29])-1);[.B29])" office:value-type="string" office:string-value="sindsjijdoodbent" calcext:value-type="string">
            <text:p>sindsjijdoodbent</text:p>
          </table:table-cell>
          <table:table-cell table:style-name="ce16" table:formula="of:=COM.MICROSOFT.TEXTJOIN(&quot;','&quot;;1;&quot;[&quot;;[.D29:.I29];&quot;]&quot;)" office:value-type="string" office:string-value="[','gradient','poem','writing',']" calcext:value-type="string">
            <text:p>[','gradient','poem','writing',']</text:p>
          </table:table-cell>
          <table:table-cell table:formula="of:=COM.MICROSOFT.TEXTJOIN(&quot;&quot;;1;&quot;chromium --headless --disable-gpu --enable-logging --screenshot=&quot;;[.J29];&quot;.png --hide-scrollbars --window-size=1440,900 https://&quot;;[.B29])" office:value-type="string" office:string-value="chromium --headless --disable-gpu --enable-logging --screenshot=sindsjijdoodbent.png --hide-scrollbars --window-size=1440,900 https://sindsjijdoodbent.nl" calcext:value-type="string">
            <text:p>chromium --headless --disable-gpu --enable-logging --screenshot=sindsjijdoodbent.png --hide-scrollbars --window-size=1440,900 https://sindsjijdoodbent.n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ined.otherti.me</text:p>
          </table:table-cell>
          <table:table-cell office:value-type="string" calcext:value-type="string">
            <text:p>stained.otherti.me/</text:p>
          </table:table-cell>
          <table:table-cell office:value-type="string" calcext:value-type="string">
            <text:p>Raphael Bastid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blur</text:p>
          </table:table-cell>
          <table:table-cell table:number-columns-repeated="2"/>
          <table:table-cell table:formula="of:=IFERROR(LEFT([.B30];SEARCH(&quot;.&quot;;[.B30])-1);[.B30])" office:value-type="string" office:string-value="stained" calcext:value-type="string">
            <text:p>stained</text:p>
          </table:table-cell>
          <table:table-cell table:style-name="ce16" table:formula="of:=COM.MICROSOFT.TEXTJOIN(&quot;','&quot;;1;&quot;[&quot;;[.D30:.I30];&quot;]&quot;)" office:value-type="string" office:string-value="[','music','contemplation','video','blur',']" calcext:value-type="string">
            <text:p>[','music','contemplation','video','blur',']</text:p>
          </table:table-cell>
          <table:table-cell table:formula="of:=COM.MICROSOFT.TEXTJOIN(&quot;&quot;;1;&quot;chromium --headless --disable-gpu --enable-logging --screenshot=&quot;;[.J30];&quot;.png --hide-scrollbars --window-size=1440,900 https://&quot;;[.B30])" office:value-type="string" office:string-value="chromium --headless --disable-gpu --enable-logging --screenshot=stained.png --hide-scrollbars --window-size=1440,900 https://stained.otherti.me/" calcext:value-type="string">
            <text:p>chromium --headless --disable-gpu --enable-logging --screenshot=stained.png --hide-scrollbars --window-size=1440,900 https://stained.otherti.m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E EMOTINOMICON</text:p>
          </table:table-cell>
          <table:table-cell office:value-type="string" calcext:value-type="string">
            <text:p>standard.dev/emotinomicon</text:p>
          </table:table-cell>
          <table:table-cell/>
          <table:table-cell office:value-type="string" calcext:value-type="string">
            <text:p>emotio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lack&amp;white</text:p>
          </table:table-cell>
          <table:table-cell table:number-columns-repeated="3"/>
          <table:table-cell table:formula="of:=IFERROR(LEFT([.B31];SEARCH(&quot;.&quot;;[.B31])-1);[.B31])" office:value-type="string" office:string-value="standard" calcext:value-type="string">
            <text:p>standard</text:p>
          </table:table-cell>
          <table:table-cell table:style-name="ce16" table:formula="of:=COM.MICROSOFT.TEXTJOIN(&quot;','&quot;;1;&quot;[&quot;;[.D31:.I31];&quot;]&quot;)" office:value-type="string" office:string-value="[','emotions','text','black&amp;white',']" calcext:value-type="string">
            <text:p>[','emotions','text','black&amp;white',']</text:p>
          </table:table-cell>
          <table:table-cell table:formula="of:=COM.MICROSOFT.TEXTJOIN(&quot;&quot;;1;&quot;chromium --headless --disable-gpu --enable-logging --screenshot=&quot;;[.J31];&quot;.png --hide-scrollbars --window-size=1440,900 https://&quot;;[.B31])" office:value-type="string" office:string-value="chromium --headless --disable-gpu --enable-logging --screenshot=standard.png --hide-scrollbars --window-size=1440,900 https://standard.dev/emotinomicon" calcext:value-type="string">
            <text:p>chromium --headless --disable-gpu --enable-logging --screenshot=standard.png --hide-scrollbars --window-size=1440,900 https://standard.dev/emotinomico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ange.Website</text:p>
          </table:table-cell>
          <table:table-cell office:value-type="string" calcext:value-type="string">
            <text:p>strange.website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old</text:p>
          </table:table-cell>
          <table:table-cell table:number-columns-repeated="4"/>
          <table:table-cell table:formula="of:=IFERROR(LEFT([.B32];SEARCH(&quot;.&quot;;[.B32])-1);[.B32])" office:value-type="string" office:string-value="strange" calcext:value-type="string">
            <text:p>strange</text:p>
          </table:table-cell>
          <table:table-cell table:style-name="ce16" table:formula="of:=COM.MICROSOFT.TEXTJOIN(&quot;','&quot;;1;&quot;[&quot;;[.D32:.I32];&quot;]&quot;)" office:value-type="string" office:string-value="[','text','old',']" calcext:value-type="string">
            <text:p>[','text','old',']</text:p>
          </table:table-cell>
          <table:table-cell table:formula="of:=COM.MICROSOFT.TEXTJOIN(&quot;&quot;;1;&quot;chromium --headless --disable-gpu --enable-logging --screenshot=&quot;;[.J32];&quot;.png --hide-scrollbars --window-size=1440,900 https://&quot;;[.B32])" office:value-type="string" office:string-value="chromium --headless --disable-gpu --enable-logging --screenshot=strange.png --hide-scrollbars --window-size=1440,900 https://strange.website/" calcext:value-type="string">
            <text:p>chromium --headless --disable-gpu --enable-logging --screenshot=strange.png --hide-scrollbars --window-size=1440,900 https://strange.website/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nday.avanier.studio/24</text:p>
          </table:table-cell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browser</text:p>
          </table:table-cell>
          <table:table-cell table:number-columns-repeated="4"/>
          <table:table-cell table:formula="of:=IFERROR(LEFT([.B33];SEARCH(&quot;.&quot;;[.B33])-1);[.B33])" office:value-type="string" office:string-value="sunday" calcext:value-type="string">
            <text:p>sunday</text:p>
          </table:table-cell>
          <table:table-cell table:style-name="ce16" table:formula="of:=COM.MICROSOFT.TEXTJOIN(&quot;','&quot;;1;&quot;[&quot;;[.D33:.I33];&quot;]&quot;)" office:value-type="string" office:string-value="[','interaction','browser',']" calcext:value-type="string">
            <text:p>[','interaction','browser',']</text:p>
          </table:table-cell>
          <table:table-cell table:formula="of:=COM.MICROSOFT.TEXTJOIN(&quot;&quot;;1;&quot;chromium --headless --disable-gpu --enable-logging --screenshot=&quot;;[.J33];&quot;.png --hide-scrollbars --window-size=1440,900 https://&quot;;[.B33])" office:value-type="string" office:string-value="chromium --headless --disable-gpu --enable-logging --screenshot=sunday.png --hide-scrollbars --window-size=1440,900 https://sunday.avanier.studio/24" calcext:value-type="string">
            <text:p>chromium --headless --disable-gpu --enable-logging --screenshot=sunday.png --hide-scrollbars --window-size=1440,900 https://sunday.avanier.studio/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d-poem</text:p>
          </table:table-cell>
          <table:table-cell office:value-type="string" calcext:value-type="string">
            <text:p>taichi.pink/2019-12-16_wind-poem/</text:p>
          </table:table-cell>
          <table:table-cell/>
          <table:table-cell office:value-type="string" calcext:value-type="string">
            <text:p>contempla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formula="of:=IFERROR(LEFT([.B34];SEARCH(&quot;.&quot;;[.B34])-1);[.B34])" office:value-type="string" office:string-value="taichi" calcext:value-type="string">
            <text:p>taichi</text:p>
          </table:table-cell>
          <table:table-cell table:style-name="ce16" table:formula="of:=COM.MICROSOFT.TEXTJOIN(&quot;','&quot;;1;&quot;[&quot;;[.D34:.I34];&quot;]&quot;)" office:value-type="string" office:string-value="[','contemplation','nature','forms','text',']" calcext:value-type="string">
            <text:p>[','contemplation','nature','forms','text',']</text:p>
          </table:table-cell>
          <table:table-cell table:formula="of:=COM.MICROSOFT.TEXTJOIN(&quot;&quot;;1;&quot;chromium --headless --disable-gpu --enable-logging --screenshot=&quot;;[.J34];&quot;.png --hide-scrollbars --window-size=1440,900 https://&quot;;[.B34])" office:value-type="string" office:string-value="chromium --headless --disable-gpu --enable-logging --screenshot=taichi.png --hide-scrollbars --window-size=1440,900 https://taichi.pink/2019-12-16_wind-poem/" calcext:value-type="string">
            <text:p>chromium --headless --disable-gpu --enable-logging --screenshot=taichi.png --hide-scrollbars --window-size=1440,900 https://taichi.pink/2019-12-16_wind-poe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ichi Wi</text:p>
          </table:table-cell>
          <table:table-cell office:value-type="string" calcext:value-type="string">
            <text:p>taichi.pink/</text:p>
          </table:table-cell>
          <table:table-cell/>
          <table:table-cell office:value-type="string" calcext:value-type="string">
            <text:p>perspectiv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mages</text:p>
          </table:table-cell>
          <table:table-cell table:number-columns-repeated="3"/>
          <table:table-cell office:value-type="string" calcext:value-type="string">
            <text:p>taichi1</text:p>
          </table:table-cell>
          <table:table-cell table:style-name="ce16" table:formula="of:=COM.MICROSOFT.TEXTJOIN(&quot;','&quot;;1;&quot;[&quot;;[.D35:.I35];&quot;]&quot;)" office:value-type="string" office:string-value="[','perspective','nature','images',']" calcext:value-type="string">
            <text:p>[','perspective','nature','images',']</text:p>
          </table:table-cell>
          <table:table-cell table:formula="of:=COM.MICROSOFT.TEXTJOIN(&quot;&quot;;1;&quot;chromium --headless --disable-gpu --enable-logging --screenshot=&quot;;[.J35];&quot;.png --hide-scrollbars --window-size=1440,900 https://&quot;;[.B35])" office:value-type="string" office:string-value="chromium --headless --disable-gpu --enable-logging --screenshot=taichi1.png --hide-scrollbars --window-size=1440,900 https://taichi.pink/" calcext:value-type="string">
            <text:p>chromium --headless --disable-gpu --enable-logging --screenshot=taichi1.png --hide-scrollbars --window-size=1440,900 https://taichi.pink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P–20X20</text:p>
          </table:table-cell>
          <table:table-cell office:value-type="string" calcext:value-type="string">
            <text:p>tdingsun.github.io/lp20x20/index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hare</text:p>
          </table:table-cell>
          <table:table-cell table:number-columns-repeated="3"/>
          <table:table-cell table:formula="of:=IFERROR(LEFT([.B36];SEARCH(&quot;.&quot;;[.B36])-1);[.B36])" office:value-type="string" office:string-value="tdingsun" calcext:value-type="string">
            <text:p>tdingsun</text:p>
          </table:table-cell>
          <table:table-cell table:style-name="ce16" table:formula="of:=COM.MICROSOFT.TEXTJOIN(&quot;','&quot;;1;&quot;[&quot;;[.D36:.I36];&quot;]&quot;)" office:value-type="string" office:string-value="[','friends','music','share',']" calcext:value-type="string">
            <text:p>[','friends','music','share',']</text:p>
          </table:table-cell>
          <table:table-cell table:formula="of:=COM.MICROSOFT.TEXTJOIN(&quot;&quot;;1;&quot;chromium --headless --disable-gpu --enable-logging --screenshot=&quot;;[.J36];&quot;.png --hide-scrollbars --window-size=1440,900 https://&quot;;[.B36])" office:value-type="string" office:string-value="chromium --headless --disable-gpu --enable-logging --screenshot=tdingsun.png --hide-scrollbars --window-size=1440,900 https://tdingsun.github.io/lp20x20/index" calcext:value-type="string">
            <text:p>chromium --headless --disable-gpu --enable-logging --screenshot=tdingsun.png --hide-scrollbars --window-size=1440,900 https://tdingsun.github.io/lp20x20/inde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e html review</text:p>
          </table:table-cell>
          <table:table-cell office:value-type="string" calcext:value-type="string">
            <text:p>thehtml.review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hare</text:p>
          </table:table-cell>
          <table:table-cell table:number-columns-repeated="4"/>
          <table:table-cell table:formula="of:=IFERROR(LEFT([.B37];SEARCH(&quot;.&quot;;[.B37])-1);[.B37])" office:value-type="string" office:string-value="thehtml" calcext:value-type="string">
            <text:p>thehtml</text:p>
          </table:table-cell>
          <table:table-cell table:style-name="ce16" table:formula="of:=COM.MICROSOFT.TEXTJOIN(&quot;','&quot;;1;&quot;[&quot;;[.D37:.I37];&quot;]&quot;)" office:value-type="string" office:string-value="[','text','share',']" calcext:value-type="string">
            <text:p>[','text','share',']</text:p>
          </table:table-cell>
          <table:table-cell table:formula="of:=COM.MICROSOFT.TEXTJOIN(&quot;&quot;;1;&quot;chromium --headless --disable-gpu --enable-logging --screenshot=&quot;;[.J37];&quot;.png --hide-scrollbars --window-size=1440,900 https://&quot;;[.B37])" office:value-type="string" office:string-value="chromium --headless --disable-gpu --enable-logging --screenshot=thehtml.png --hide-scrollbars --window-size=1440,900 https://thehtml.review/" calcext:value-type="string">
            <text:p>chromium --headless --disable-gpu --enable-logging --screenshot=thehtml.png --hide-scrollbars --window-size=1440,900 https://thehtml.review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esoundof.love</text:p>
          </table:table-cell>
          <table:table-cell office:value-type="string" calcext:value-type="string">
            <text:p>thesoundof.love/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lack&amp;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mmunity</text:p>
          </table:table-cell>
          <table:table-cell table:formula="of:=IFERROR(LEFT([.B38];SEARCH(&quot;.&quot;;[.B38])-1);[.B38])" office:value-type="string" office:string-value="thesoundof" calcext:value-type="string">
            <text:p>thesoundof</text:p>
          </table:table-cell>
          <table:table-cell table:style-name="ce16" table:formula="of:=COM.MICROSOFT.TEXTJOIN(&quot;','&quot;;1;&quot;[&quot;;[.D38:.I38];&quot;]&quot;)" office:value-type="string" office:string-value="[','music','contemplation','text','black&amp;white','video','community',']" calcext:value-type="string">
            <text:p>[','music','contemplation','text','black&amp;white','video','community',']</text:p>
          </table:table-cell>
          <table:table-cell table:formula="of:=COM.MICROSOFT.TEXTJOIN(&quot;&quot;;1;&quot;chromium --headless --disable-gpu --enable-logging --screenshot=&quot;;[.J38];&quot;.png --hide-scrollbars --window-size=1440,900 https://&quot;;[.B38])" office:value-type="string" office:string-value="chromium --headless --disable-gpu --enable-logging --screenshot=thesoundof.png --hide-scrollbars --window-size=1440,900 https://thesoundof.love/" calcext:value-type="string">
            <text:p>chromium --headless --disable-gpu --enable-logging --screenshot=thesoundof.png --hide-scrollbars --window-size=1440,900 https://thesoundof.lov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is Person Exists</text:p>
          </table:table-cell>
          <table:table-cell office:value-type="string" calcext:value-type="string">
            <text:p>thispersonexists.net/</text:p>
          </table:table-cell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images</text:p>
          </table:table-cell>
          <table:table-cell table:number-columns-repeated="3"/>
          <table:table-cell table:formula="of:=IFERROR(LEFT([.B39];SEARCH(&quot;.&quot;;[.B39])-1);[.B39])" office:value-type="string" office:string-value="thispersonexists" calcext:value-type="string">
            <text:p>thispersonexists</text:p>
          </table:table-cell>
          <table:table-cell table:style-name="ce16" table:formula="of:=COM.MICROSOFT.TEXTJOIN(&quot;','&quot;;1;&quot;[&quot;;[.D39:.I39];&quot;]&quot;)" office:value-type="string" office:string-value="[','discover','contemplation','images',']" calcext:value-type="string">
            <text:p>[','discover','contemplation','images',']</text:p>
          </table:table-cell>
          <table:table-cell table:formula="of:=COM.MICROSOFT.TEXTJOIN(&quot;&quot;;1;&quot;chromium --headless --disable-gpu --enable-logging --screenshot=&quot;;[.J39];&quot;.png --hide-scrollbars --window-size=1440,900 https://&quot;;[.B39])" office:value-type="string" office:string-value="chromium --headless --disable-gpu --enable-logging --screenshot=thispersonexists.png --hide-scrollbars --window-size=1440,900 https://thispersonexists.net/" calcext:value-type="string">
            <text:p>chromium --headless --disable-gpu --enable-logging --screenshot=thispersonexists.png --hide-scrollbars --window-size=1440,900 https://thispersonexists.net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tiana.computer/sunday_sites/secret</text:p>
          </table:table-cell>
          <table:table-cell office:value-type="string" calcext:value-type="string">
            <text:p>Tiana Dueck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ideo</text:p>
          </table:table-cell>
          <table:table-cell/>
          <table:table-cell table:formula="of:=IFERROR(LEFT([.B40];SEARCH(&quot;.&quot;;[.B40])-1);[.B40])" office:value-type="string" office:string-value="tiana" calcext:value-type="string">
            <text:p>tiana</text:p>
          </table:table-cell>
          <table:table-cell table:style-name="ce16" table:formula="of:=COM.MICROSOFT.TEXTJOIN(&quot;','&quot;;1;&quot;[&quot;;[.D40:.I40];&quot;]&quot;)" office:value-type="string" office:string-value="[','interaction','hover','surprise','text','video',']" calcext:value-type="string">
            <text:p>[','interaction','hover','surprise','text','video',']</text:p>
          </table:table-cell>
          <table:table-cell table:formula="of:=COM.MICROSOFT.TEXTJOIN(&quot;&quot;;1;&quot;chromium --headless --disable-gpu --enable-logging --screenshot=&quot;;[.J40];&quot;.png --hide-scrollbars --window-size=1440,900 https://&quot;;[.B40])" office:value-type="string" office:string-value="chromium --headless --disable-gpu --enable-logging --screenshot=tiana.png --hide-scrollbars --window-size=1440,900 https://tiana.computer/sunday_sites/secret" calcext:value-type="string">
            <text:p>chromium --headless --disable-gpu --enable-logging --screenshot=tiana.png --hide-scrollbars --window-size=1440,900 https://tiana.computer/sunday_sites/secr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 am tiana</text:p>
          </table:table-cell>
          <table:table-cell office:value-type="string" calcext:value-type="string">
            <text:p>tiana.computer/sunday_sites/reflection/</text:p>
          </table:table-cell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ist</text:p>
          </table:table-cell>
          <table:table-cell table:number-columns-repeated="3"/>
          <table:table-cell office:value-type="string" calcext:value-type="string">
            <text:p>tiana1</text:p>
          </table:table-cell>
          <table:table-cell table:style-name="ce16" table:formula="of:=COM.MICROSOFT.TEXTJOIN(&quot;','&quot;;1;&quot;[&quot;;[.D41:.I41];&quot;]&quot;)" office:value-type="string" office:string-value="[','discover','text','list',']" calcext:value-type="string">
            <text:p>[','discover','text','list',']</text:p>
          </table:table-cell>
          <table:table-cell table:formula="of:=COM.MICROSOFT.TEXTJOIN(&quot;&quot;;1;&quot;chromium --headless --disable-gpu --enable-logging --screenshot=&quot;;[.J41];&quot;.png --hide-scrollbars --window-size=1440,900 https://&quot;;[.B41])" office:value-type="string" office:string-value="chromium --headless --disable-gpu --enable-logging --screenshot=tiana1.png --hide-scrollbars --window-size=1440,900 https://tiana.computer/sunday_sites/reflection/" calcext:value-type="string">
            <text:p>chromium --headless --disable-gpu --enable-logging --screenshot=tiana1.png --hide-scrollbars --window-size=1440,900 https://tiana.computer/sunday_sites/reflection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iting for june</text:p>
          </table:table-cell>
          <table:table-cell office:value-type="string" calcext:value-type="string">
            <text:p>waitingforjune.com/</text:p>
          </table:table-cell>
          <table:table-cell/>
          <table:table-cell office:value-type="string" calcext:value-type="string">
            <text:p>draw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table:formula="of:=IFERROR(LEFT([.B42];SEARCH(&quot;.&quot;;[.B42])-1);[.B42])" office:value-type="string" office:string-value="waitingforjune" calcext:value-type="string">
            <text:p>waitingforjune</text:p>
          </table:table-cell>
          <table:table-cell table:style-name="ce16" table:formula="of:=COM.MICROSOFT.TEXTJOIN(&quot;','&quot;;1;&quot;[&quot;;[.D42:.I42];&quot;]&quot;)" office:value-type="string" office:string-value="[','draw','contemplation','time',']" calcext:value-type="string">
            <text:p>[','draw','contemplation','time',']</text:p>
          </table:table-cell>
          <table:table-cell table:formula="of:=COM.MICROSOFT.TEXTJOIN(&quot;&quot;;1;&quot;chromium --headless --disable-gpu --enable-logging --screenshot=&quot;;[.J42];&quot;.png --hide-scrollbars --window-size=1440,900 https://&quot;;[.B42])" office:value-type="string" office:string-value="chromium --headless --disable-gpu --enable-logging --screenshot=waitingforjune.png --hide-scrollbars --window-size=1440,900 https://waitingforjune.com/" calcext:value-type="string">
            <text:p>chromium --headless --disable-gpu --enable-logging --screenshot=waitingforjune.png --hide-scrollbars --window-size=1440,900 https://waitingforjune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nks to useful sites</text:p>
          </table:table-cell>
          <table:table-cell office:value-type="string" calcext:value-type="string">
            <text:p>whatthe.link/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hover</text:p>
          </table:table-cell>
          <table:table-cell table:number-columns-repeated="2"/>
          <table:table-cell table:formula="of:=IFERROR(LEFT([.B43];SEARCH(&quot;.&quot;;[.B43])-1);[.B43])" office:value-type="string" office:string-value="whatthe" calcext:value-type="string">
            <text:p>whatthe</text:p>
          </table:table-cell>
          <table:table-cell table:style-name="ce16" table:formula="of:=COM.MICROSOFT.TEXTJOIN(&quot;','&quot;;1;&quot;[&quot;;[.D43:.I43];&quot;]&quot;)" office:value-type="string" office:string-value="[','share','people','list','hover',']" calcext:value-type="string">
            <text:p>[','share','people','list','hover',']</text:p>
          </table:table-cell>
          <table:table-cell table:formula="of:=COM.MICROSOFT.TEXTJOIN(&quot;&quot;;1;&quot;chromium --headless --disable-gpu --enable-logging --screenshot=&quot;;[.J43];&quot;.png --hide-scrollbars --window-size=1440,900 https://&quot;;[.B43])" office:value-type="string" office:string-value="chromium --headless --disable-gpu --enable-logging --screenshot=whatthe.png --hide-scrollbars --window-size=1440,900 https://whatthe.link/" calcext:value-type="string">
            <text:p>chromium --headless --disable-gpu --enable-logging --screenshot=whatthe.png --hide-scrollbars --window-size=1440,900 https://whatthe.link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rexample</text:p>
          </table:table-cell>
          <table:table-cell office:value-type="string" calcext:value-type="string">
            <text:p>yourworldoftext.com/forexampl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lack&amp;white</text:p>
          </table:table-cell>
          <table:table-cell table:number-columns-repeated="2"/>
          <table:table-cell table:formula="of:=IFERROR(LEFT([.B44];SEARCH(&quot;.&quot;;[.B44])-1);[.B44])" office:value-type="string" office:string-value="yourworldoftext" calcext:value-type="string">
            <text:p>yourworldoftext</text:p>
          </table:table-cell>
          <table:table-cell table:style-name="ce16" table:formula="of:=COM.MICROSOFT.TEXTJOIN(&quot;','&quot;;1;&quot;[&quot;;[.D44:.I44];&quot;]&quot;)" office:value-type="string" office:string-value="[','text','share','community','black&amp;white',']" calcext:value-type="string">
            <text:p>[','text','share','community','black&amp;white',']</text:p>
          </table:table-cell>
          <table:table-cell table:formula="of:=COM.MICROSOFT.TEXTJOIN(&quot;&quot;;1;&quot;chromium --headless --disable-gpu --enable-logging --screenshot=&quot;;[.J44];&quot;.png --hide-scrollbars --window-size=1440,900 https://&quot;;[.B44])" office:value-type="string" office:string-value="chromium --headless --disable-gpu --enable-logging --screenshot=yourworldoftext.png --hide-scrollbars --window-size=1440,900 https://yourworldoftext.com/forexample" calcext:value-type="string">
            <text:p>chromium --headless --disable-gpu --enable-logging --screenshot=yourworldoftext.png --hide-scrollbars --window-size=1440,900 https://yourworldoftext.com/forexamp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wwwords</text:p>
          </table:table-cell>
          <table:table-cell office:value-type="string" calcext:value-type="string">
            <text:p>wwwwords.de/</text:p>
          </table:table-cell>
          <table:table-cell/>
          <table:table-cell office:value-type="string" calcext:value-type="string">
            <text:p>developper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les</text:p>
          </table:table-cell>
          <table:table-cell table:number-columns-repeated="2"/>
          <table:table-cell table:formula="of:=IFERROR(LEFT([.B45];SEARCH(&quot;.&quot;;[.B45])-1);[.B45])" office:value-type="string" office:string-value="words" calcext:value-type="string">
            <text:p>words</text:p>
          </table:table-cell>
          <table:table-cell table:style-name="ce16" table:formula="of:=COM.MICROSOFT.TEXTJOIN(&quot;','&quot;;1;&quot;[&quot;;[.D45:.I45];&quot;]&quot;)" office:value-type="string" office:string-value="[','developper','download','text','files',']" calcext:value-type="string">
            <text:p>[','developper','download','text','files',']</text:p>
          </table:table-cell>
          <table:table-cell table:formula="of:=COM.MICROSOFT.TEXTJOIN(&quot;&quot;;1;&quot;chromium --headless --disable-gpu --enable-logging --screenshot=&quot;;[.J45];&quot;.png --hide-scrollbars --window-size=1440,900 https://&quot;;[.B45])" office:value-type="string" office:string-value="chromium --headless --disable-gpu --enable-logging --screenshot=words.png --hide-scrollbars --window-size=1440,900 https://words.de/" calcext:value-type="string">
            <text:p>chromium --headless --disable-gpu --enable-logging --screenshot=words.png --hide-scrollbars --window-size=1440,900 https://words.d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Your personal cloud</text:p>
          </table:table-cell>
          <table:table-cell office:value-type="string" calcext:value-type="string">
            <text:p>your-personal.cloud/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images</text:p>
          </table:table-cell>
          <table:table-cell/>
          <table:table-cell table:formula="of:=IFERROR(LEFT([.B46];SEARCH(&quot;.&quot;;[.B46])-1);[.B46])" office:value-type="string" office:string-value="your-personal" calcext:value-type="string">
            <text:p>your-personal</text:p>
          </table:table-cell>
          <table:table-cell table:style-name="ce16" table:formula="of:=COM.MICROSOFT.TEXTJOIN(&quot;','&quot;;1;&quot;[&quot;;[.D46:.I46];&quot;]&quot;)" office:value-type="string" office:string-value="[','images','sky','share','send','images',']" calcext:value-type="string">
            <text:p>[','images','sky','share','send','images',']</text:p>
          </table:table-cell>
          <table:table-cell table:formula="of:=COM.MICROSOFT.TEXTJOIN(&quot;&quot;;1;&quot;chromium --headless --disable-gpu --enable-logging --screenshot=&quot;;[.J46];&quot;.png --hide-scrollbars --window-size=1440,900 https://&quot;;[.B46])" office:value-type="string" office:string-value="chromium --headless --disable-gpu --enable-logging --screenshot=your-personal.png --hide-scrollbars --window-size=1440,900 https://your-personal.cloud/" calcext:value-type="string">
            <text:p>chromium --headless --disable-gpu --enable-logging --screenshot=your-personal.png --hide-scrollbars --window-size=1440,900 https://your-personal.cloud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udio Yannic Poepperling</text:p>
          </table:table-cell>
          <table:table-cell office:value-type="string" calcext:value-type="string">
            <text:p>yannicpoepperling.de/</text:p>
          </table:table-cell>
          <table:table-cell/>
          <table:table-cell office:value-type="string" calcext:value-type="string">
            <text:p>skeumorphism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interaction</text:p>
          </table:table-cell>
          <table:table-cell table:number-columns-repeated="3"/>
          <table:table-cell table:formula="of:=IFERROR(LEFT([.B47];SEARCH(&quot;.&quot;;[.B47])-1);[.B47])" office:value-type="string" office:string-value="yannicpoepperling" calcext:value-type="string">
            <text:p>yannicpoepperling</text:p>
          </table:table-cell>
          <table:table-cell table:style-name="ce16" table:formula="of:=COM.MICROSOFT.TEXTJOIN(&quot;','&quot;;1;&quot;[&quot;;[.D47:.I47];&quot;]&quot;)" office:value-type="string" office:string-value="[','skeumorphism','images','interaction',']" calcext:value-type="string">
            <text:p>[','skeumorphism','images','interaction',']</text:p>
          </table:table-cell>
          <table:table-cell table:formula="of:=COM.MICROSOFT.TEXTJOIN(&quot;&quot;;1;&quot;chromium --headless --disable-gpu --enable-logging --screenshot=&quot;;[.J47];&quot;.png --hide-scrollbars --window-size=1440,900 https://&quot;;[.B47])" office:value-type="string" office:string-value="chromium --headless --disable-gpu --enable-logging --screenshot=yannicpoepperling.png --hide-scrollbars --window-size=1440,900 https://yannicpoepperling.de/" calcext:value-type="string">
            <text:p>chromium --headless --disable-gpu --enable-logging --screenshot=yannicpoepperling.png --hide-scrollbars --window-size=1440,900 https://yannicpoepperling.d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bundant Blue</text:p>
          </table:table-cell>
          <table:table-cell office:value-type="string" calcext:value-type="string">
            <text:p>abundant.blue/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share</text:p>
          </table:table-cell>
          <table:table-cell table:number-columns-repeated="2"/>
          <table:table-cell table:formula="of:=IFERROR(LEFT([.B48];SEARCH(&quot;.&quot;;[.B48])-1);[.B48])" office:value-type="string" office:string-value="abundant" calcext:value-type="string">
            <text:p>abundant</text:p>
          </table:table-cell>
          <table:table-cell table:style-name="ce16" table:formula="of:=COM.MICROSOFT.TEXTJOIN(&quot;','&quot;;1;&quot;[&quot;;[.D48:.I48];&quot;]&quot;)" office:value-type="string" office:string-value="[','friends','menu','interaction','share',']" calcext:value-type="string">
            <text:p>[','friends','menu','interaction','share',']</text:p>
          </table:table-cell>
          <table:table-cell table:formula="of:=COM.MICROSOFT.TEXTJOIN(&quot;&quot;;1;&quot;chromium --headless --disable-gpu --enable-logging --screenshot=&quot;;[.J48];&quot;.png --hide-scrollbars --window-size=1440,900 https://&quot;;[.B48])" office:value-type="string" office:string-value="chromium --headless --disable-gpu --enable-logging --screenshot=abundant.png --hide-scrollbars --window-size=1440,900 https://abundant.blue/" calcext:value-type="string">
            <text:p>chromium --headless --disable-gpu --enable-logging --screenshot=abundant.png --hide-scrollbars --window-size=1440,900 https://abundant.blu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ric Reh</text:p>
          </table:table-cell>
          <table:table-cell office:value-type="string" calcext:value-type="string">
            <text:p>ericreh.de/en</text:p>
          </table:table-cell>
          <table:table-cell/>
          <table:table-cell office:value-type="string" calcext:value-type="string">
            <text:p>forms</text:p>
          </table:table-cell>
          <table:table-cell office:value-type="string" calcext:value-type="string">
            <text:p>hover</text:p>
          </table:table-cell>
          <table:table-cell table:number-columns-repeated="4"/>
          <table:table-cell table:formula="of:=IFERROR(LEFT([.B49];SEARCH(&quot;.&quot;;[.B49])-1);[.B49])" office:value-type="string" office:string-value="ericreh" calcext:value-type="string">
            <text:p>ericreh</text:p>
          </table:table-cell>
          <table:table-cell table:style-name="ce16" table:formula="of:=COM.MICROSOFT.TEXTJOIN(&quot;','&quot;;1;&quot;[&quot;;[.D49:.I49];&quot;]&quot;)" office:value-type="string" office:string-value="[','forms','hover',']" calcext:value-type="string">
            <text:p>[','forms','hover',']</text:p>
          </table:table-cell>
          <table:table-cell table:formula="of:=COM.MICROSOFT.TEXTJOIN(&quot;&quot;;1;&quot;chromium --headless --disable-gpu --enable-logging --screenshot=&quot;;[.J49];&quot;.png --hide-scrollbars --window-size=1440,900 https://&quot;;[.B49])" office:value-type="string" office:string-value="chromium --headless --disable-gpu --enable-logging --screenshot=ericreh.png --hide-scrollbars --window-size=1440,900 https://ericreh.de/en" calcext:value-type="string">
            <text:p>chromium --headless --disable-gpu --enable-logging --screenshot=ericreh.png --hide-scrollbars --window-size=1440,900 https://ericreh.de/e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oodbye</text:p>
          </table:table-cell>
          <table:table-cell office:value-type="string" calcext:value-type="string">
            <text:p>goodbyebooks.org/</text:p>
          </table:table-cell>
          <table:table-cell/>
          <table:table-cell office:value-type="string" calcext:value-type="string">
            <text:p>skeumorphism</text:p>
          </table:table-cell>
          <table:table-cell office:value-type="string" calcext:value-type="string">
            <text:p>book</text:p>
          </table:table-cell>
          <table:table-cell table:number-columns-repeated="4"/>
          <table:table-cell table:formula="of:=IFERROR(LEFT([.B50];SEARCH(&quot;.&quot;;[.B50])-1);[.B50])" office:value-type="string" office:string-value="goodbyebooks" calcext:value-type="string">
            <text:p>goodbyebooks</text:p>
          </table:table-cell>
          <table:table-cell table:style-name="ce16" table:formula="of:=COM.MICROSOFT.TEXTJOIN(&quot;','&quot;;1;&quot;[&quot;;[.D50:.I50];&quot;]&quot;)" office:value-type="string" office:string-value="[','skeumorphism','book',']" calcext:value-type="string">
            <text:p>[','skeumorphism','book',']</text:p>
          </table:table-cell>
          <table:table-cell table:formula="of:=COM.MICROSOFT.TEXTJOIN(&quot;&quot;;1;&quot;chromium --headless --disable-gpu --enable-logging --screenshot=&quot;;[.J50];&quot;.png --hide-scrollbars --window-size=1440,900 https://&quot;;[.B50])" office:value-type="string" office:string-value="chromium --headless --disable-gpu --enable-logging --screenshot=goodbyebooks.png --hide-scrollbars --window-size=1440,900 https://goodbyebooks.org/" calcext:value-type="string">
            <text:p>chromium --headless --disable-gpu --enable-logging --screenshot=goodbyebooks.png --hide-scrollbars --window-size=1440,900 https://goodbyebooks.org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ebermann Kiepe Reddemann</text:p>
          </table:table-cell>
          <table:table-cell office:value-type="string" calcext:value-type="string">
            <text:p>liebermannkiepereddemann.de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keumorphism</text:p>
          </table:table-cell>
          <table:table-cell table:number-columns-repeated="4"/>
          <table:table-cell table:formula="of:=IFERROR(LEFT([.B51];SEARCH(&quot;.&quot;;[.B51])-1);[.B51])" office:value-type="string" office:string-value="liebermannkiepereddemann" calcext:value-type="string">
            <text:p>liebermannkiepereddemann</text:p>
          </table:table-cell>
          <table:table-cell table:style-name="ce16" table:formula="of:=COM.MICROSOFT.TEXTJOIN(&quot;','&quot;;1;&quot;[&quot;;[.D51:.I51];&quot;]&quot;)" office:value-type="string" office:string-value="[','text','skeumorphism',']" calcext:value-type="string">
            <text:p>[','text','skeumorphism',']</text:p>
          </table:table-cell>
          <table:table-cell table:formula="of:=COM.MICROSOFT.TEXTJOIN(&quot;&quot;;1;&quot;chromium --headless --disable-gpu --enable-logging --screenshot=&quot;;[.J51];&quot;.png --hide-scrollbars --window-size=1440,900 https://&quot;;[.B51])" office:value-type="string" office:string-value="chromium --headless --disable-gpu --enable-logging --screenshot=liebermannkiepereddemann.png --hide-scrollbars --window-size=1440,900 https://liebermannkiepereddemann.de/" calcext:value-type="string">
            <text:p>chromium --headless --disable-gpu --enable-logging --screenshot=liebermannkiepereddemann.png --hide-scrollbars --window-size=1440,900 https://liebermannkiepereddemann.d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Julia Volkmar — Spatial Graphic Design</text:p>
          </table:table-cell>
          <table:table-cell office:value-type="string" calcext:value-type="string">
            <text:p>juliavolkmar.de/</text:p>
          </table:table-cell>
          <table:table-cell/>
          <table:table-cell office:value-type="string" calcext:value-type="string">
            <text:p>perspectiv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aw</text:p>
          </table:table-cell>
          <table:table-cell table:number-columns-repeated="2"/>
          <table:table-cell table:formula="of:=IFERROR(LEFT([.B52];SEARCH(&quot;.&quot;;[.B52])-1);[.B52])" office:value-type="string" office:string-value="juliavolkmar" calcext:value-type="string">
            <text:p>juliavolkmar</text:p>
          </table:table-cell>
          <table:table-cell table:style-name="ce16" table:formula="of:=COM.MICROSOFT.TEXTJOIN(&quot;','&quot;;1;&quot;[&quot;;[.D52:.I52];&quot;]&quot;)" office:value-type="string" office:string-value="[','perspective','text','volume','raw',']" calcext:value-type="string">
            <text:p>[','perspective','text','volume','raw',']</text:p>
          </table:table-cell>
          <table:table-cell table:formula="of:=COM.MICROSOFT.TEXTJOIN(&quot;&quot;;1;&quot;chromium --headless --disable-gpu --enable-logging --screenshot=&quot;;[.J52];&quot;.png --hide-scrollbars --window-size=1440,900 https://&quot;;[.B52])" office:value-type="string" office:string-value="chromium --headless --disable-gpu --enable-logging --screenshot=juliavolkmar.png --hide-scrollbars --window-size=1440,900 https://juliavolkmar.de/" calcext:value-type="string">
            <text:p>chromium --headless --disable-gpu --enable-logging --screenshot=juliavolkmar.png --hide-scrollbars --window-size=1440,900 https://juliavolkmar.d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-exist.world</text:p>
          </table:table-cell>
          <table:table-cell office:value-type="string" calcext:value-type="string">
            <text:p>co-exist.world/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llection</text:p>
          </table:table-cell>
          <table:table-cell table:number-columns-repeated="3"/>
          <table:table-cell table:formula="of:=IFERROR(LEFT([.B53];SEARCH(&quot;.&quot;;[.B53])-1);[.B53])" office:value-type="string" office:string-value="co-exist" calcext:value-type="string">
            <text:p>co-exist</text:p>
          </table:table-cell>
          <table:table-cell table:style-name="ce16" table:formula="of:=COM.MICROSOFT.TEXTJOIN(&quot;','&quot;;1;&quot;[&quot;;[.D53:.I53];&quot;]&quot;)" office:value-type="string" office:string-value="[','images','random','collection',']" calcext:value-type="string">
            <text:p>[','images','random','collection',']</text:p>
          </table:table-cell>
          <table:table-cell table:formula="of:=COM.MICROSOFT.TEXTJOIN(&quot;&quot;;1;&quot;chromium --headless --disable-gpu --enable-logging --screenshot=&quot;;[.J53];&quot;.png --hide-scrollbars --window-size=1440,900 https://&quot;;[.B53])" office:value-type="string" office:string-value="chromium --headless --disable-gpu --enable-logging --screenshot=co-exist.png --hide-scrollbars --window-size=1440,900 https://co-exist.world/" calcext:value-type="string">
            <text:p>chromium --headless --disable-gpu --enable-logging --screenshot=co-exist.png --hide-scrollbars --window-size=1440,900 https://co-exist.world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cent works</text:p>
          </table:table-cell>
          <table:table-cell office:value-type="string" calcext:value-type="string">
            <text:p>tristangac.com/recentworks/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raw</text:p>
          </table:table-cell>
          <table:table-cell table:number-columns-repeated="3"/>
          <table:table-cell table:formula="of:=IFERROR(LEFT([.B54];SEARCH(&quot;.&quot;;[.B54])-1);[.B54])" office:value-type="string" office:string-value="tristangac" calcext:value-type="string">
            <text:p>tristangac</text:p>
          </table:table-cell>
          <table:table-cell table:style-name="ce16" table:formula="of:=COM.MICROSOFT.TEXTJOIN(&quot;','&quot;;1;&quot;[&quot;;[.D54:.I54];&quot;]&quot;)" office:value-type="string" office:string-value="[','3D','volume','raw',']" calcext:value-type="string">
            <text:p>[','3D','volume','raw',']</text:p>
          </table:table-cell>
          <table:table-cell table:formula="of:=COM.MICROSOFT.TEXTJOIN(&quot;&quot;;1;&quot;chromium --headless --disable-gpu --enable-logging --screenshot=&quot;;[.J54];&quot;.png --hide-scrollbars --window-size=1440,900 https://&quot;;[.B54])" office:value-type="string" office:string-value="chromium --headless --disable-gpu --enable-logging --screenshot=tristangac.png --hide-scrollbars --window-size=1440,900 https://tristangac.com/recentworks/" calcext:value-type="string">
            <text:p>chromium --headless --disable-gpu --enable-logging --screenshot=tristangac.png --hide-scrollbars --window-size=1440,900 https://tristangac.com/recentworks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chemas of Uncertainty</text:p>
          </table:table-cell>
          <table:table-cell office:value-type="string" calcext:value-type="string">
            <text:p>schemasofuncertainty.com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interaction</text:p>
          </table:table-cell>
          <table:table-cell table:number-columns-repeated="4"/>
          <table:table-cell table:formula="of:=IFERROR(LEFT([.B55];SEARCH(&quot;.&quot;;[.B55])-1);[.B55])" office:value-type="string" office:string-value="schemasofuncertainty" calcext:value-type="string">
            <text:p>schemasofuncertainty</text:p>
          </table:table-cell>
          <table:table-cell table:style-name="ce16" table:formula="of:=COM.MICROSOFT.TEXTJOIN(&quot;','&quot;;1;&quot;[&quot;;[.D55:.I55];&quot;]&quot;)" office:value-type="string" office:string-value="[','text','interaction',']" calcext:value-type="string">
            <text:p>[','text','interaction',']</text:p>
          </table:table-cell>
          <table:table-cell table:formula="of:=COM.MICROSOFT.TEXTJOIN(&quot;&quot;;1;&quot;chromium --headless --disable-gpu --enable-logging --screenshot=&quot;;[.J55];&quot;.png --hide-scrollbars --window-size=1440,900 https://&quot;;[.B55])" office:value-type="string" office:string-value="chromium --headless --disable-gpu --enable-logging --screenshot=schemasofuncertainty.png --hide-scrollbars --window-size=1440,900 https://schemasofuncertainty.com/" calcext:value-type="string">
            <text:p>chromium --headless --disable-gpu --enable-logging --screenshot=schemasofuncertainty.png --hide-scrollbars --window-size=1440,900 https://schemasofuncertainty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lussen — Beforecast, by Harald Martin Peter Ström 2012–2015</text:p>
          </table:table-cell>
          <table:table-cell office:value-type="string" calcext:value-type="string">
            <text:p>beforecast.webcam/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contemplation</text:p>
          </table:table-cell>
          <table:table-cell table:number-columns-repeated="2"/>
          <table:table-cell table:formula="of:=IFERROR(LEFT([.B56];SEARCH(&quot;.&quot;;[.B56])-1);[.B56])" office:value-type="string" office:string-value="beforecast" calcext:value-type="string">
            <text:p>beforecast</text:p>
          </table:table-cell>
          <table:table-cell table:style-name="ce16" table:formula="of:=COM.MICROSOFT.TEXTJOIN(&quot;','&quot;;1;&quot;[&quot;;[.D56:.I56];&quot;]&quot;)" office:value-type="string" office:string-value="[','video','discover','surprise','contemplation',']" calcext:value-type="string">
            <text:p>[','video','discover','surprise','contemplation',']</text:p>
          </table:table-cell>
          <table:table-cell table:formula="of:=COM.MICROSOFT.TEXTJOIN(&quot;&quot;;1;&quot;chromium --headless --disable-gpu --enable-logging --screenshot=&quot;;[.J56];&quot;.png --hide-scrollbars --window-size=1440,900 https://&quot;;[.B56])" office:value-type="string" office:string-value="chromium --headless --disable-gpu --enable-logging --screenshot=beforecast.png --hide-scrollbars --window-size=1440,900 https://beforecast.webcam/" calcext:value-type="string">
            <text:p>chromium --headless --disable-gpu --enable-logging --screenshot=beforecast.png --hide-scrollbars --window-size=1440,900 https://beforecast.webca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vy</text:p>
          </table:table-cell>
          <table:table-cell office:value-type="string" calcext:value-type="string">
            <text:p>tdingsun.github.io/ivy/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formula="of:=IFERROR(LEFT([.B57];SEARCH(&quot;.&quot;;[.B57])-1);[.B57])" office:value-type="string" office:string-value="tdingsun" calcext:value-type="string">
            <text:p>tdingsun</text:p>
          </table:table-cell>
          <table:table-cell table:style-name="ce16" table:formula="of:=COM.MICROSOFT.TEXTJOIN(&quot;','&quot;;1;&quot;[&quot;;[.D57:.I57];&quot;]&quot;)" office:value-type="string" office:string-value="[','music','text',']" calcext:value-type="string">
            <text:p>[','music','text',']</text:p>
          </table:table-cell>
          <table:table-cell table:formula="of:=COM.MICROSOFT.TEXTJOIN(&quot;&quot;;1;&quot;chromium --headless --disable-gpu --enable-logging --screenshot=&quot;;[.J57];&quot;.png --hide-scrollbars --window-size=1440,900 https://&quot;;[.B57])" office:value-type="string" office:string-value="chromium --headless --disable-gpu --enable-logging --screenshot=tdingsun.png --hide-scrollbars --window-size=1440,900 https://tdingsun.github.io/ivy/" calcext:value-type="string">
            <text:p>chromium --headless --disable-gpu --enable-logging --screenshot=tdingsun.png --hide-scrollbars --window-size=1440,900 https://tdingsun.github.io/ivy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ample Forth Code</text:p>
          </table:table-cell>
          <table:table-cell office:value-type="string" calcext:value-type="string">
            <text:p>wiki.c2.com/?ExampleForthCod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Non-linear</text:p>
          </table:table-cell>
          <table:table-cell table:number-columns-repeated="3"/>
          <table:table-cell table:formula="of:=IFERROR(LEFT([.B58];SEARCH(&quot;.&quot;;[.B58])-1);[.B58])" office:value-type="string" office:string-value="wiki" calcext:value-type="string">
            <text:p>wiki</text:p>
          </table:table-cell>
          <table:table-cell table:style-name="ce16" table:formula="of:=COM.MICROSOFT.TEXTJOIN(&quot;','&quot;;1;&quot;[&quot;;[.D58:.I58];&quot;]&quot;)" office:value-type="string" office:string-value="[','text','discover','Non-linear',']" calcext:value-type="string">
            <text:p>[','text','discover','Non-linear',']</text:p>
          </table:table-cell>
          <table:table-cell table:formula="of:=COM.MICROSOFT.TEXTJOIN(&quot;&quot;;1;&quot;chromium --headless --disable-gpu --enable-logging --screenshot=&quot;;[.J58];&quot;.png --hide-scrollbars --window-size=1440,900 https://&quot;;[.B58])" office:value-type="string" office:string-value="chromium --headless --disable-gpu --enable-logging --screenshot=wiki.png --hide-scrollbars --window-size=1440,900 https://wiki.c2.com/?ExampleForthCode" calcext:value-type="string">
            <text:p>chromium --headless --disable-gpu --enable-logging --screenshot=wiki.png --hide-scrollbars --window-size=1440,900 https://wiki.c2.com/?ExampleForthCod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 to the Future</text:p>
          </table:table-cell>
          <table:table-cell office:value-type="string" calcext:value-type="string">
            <text:p>xanadu.net/XanaduSpace/btf.htm</text:p>
          </table:table-cell>
          <table:table-cell/>
          <table:table-cell office:value-type="string" calcext:value-type="string">
            <text:p>perspectiv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n-linear</text:p>
          </table:table-cell>
          <table:table-cell table:number-columns-repeated="3"/>
          <table:table-cell table:formula="of:=IFERROR(LEFT([.B59];SEARCH(&quot;.&quot;;[.B59])-1);[.B59])" office:value-type="string" office:string-value="xanadu" calcext:value-type="string">
            <text:p>xanadu</text:p>
          </table:table-cell>
          <table:table-cell table:style-name="ce16" table:formula="of:=COM.MICROSOFT.TEXTJOIN(&quot;','&quot;;1;&quot;[&quot;;[.D59:.I59];&quot;]&quot;)" office:value-type="string" office:string-value="[','perspective','text','Non-linear',']" calcext:value-type="string">
            <text:p>[','perspective','text','Non-linear',']</text:p>
          </table:table-cell>
          <table:table-cell table:formula="of:=COM.MICROSOFT.TEXTJOIN(&quot;&quot;;1;&quot;chromium --headless --disable-gpu --enable-logging --screenshot=&quot;;[.J59];&quot;.png --hide-scrollbars --window-size=1440,900 https://&quot;;[.B59])" office:value-type="string" office:string-value="chromium --headless --disable-gpu --enable-logging --screenshot=xanadu.png --hide-scrollbars --window-size=1440,900 https://xanadu.net/XanaduSpace/btf.htm" calcext:value-type="string">
            <text:p>chromium --headless --disable-gpu --enable-logging --screenshot=xanadu.png --hide-scrollbars --window-size=1440,900 https://xanadu.net/XanaduSpace/btf.ht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int with Oils</text:p>
          </table:table-cell>
          <table:table-cell office:value-type="string" calcext:value-type="string">
            <text:p>paint.toys/oil/</text:p>
          </table:table-cell>
          <table:table-cell/>
          <table:table-cell office:value-type="string" calcext:value-type="string">
            <text:p>draw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hare</text:p>
          </table:table-cell>
          <table:table-cell table:number-columns-repeated="3"/>
          <table:table-cell table:formula="of:=IFERROR(LEFT([.B60];SEARCH(&quot;.&quot;;[.B60])-1);[.B60])" office:value-type="string" office:string-value="paint" calcext:value-type="string">
            <text:p>paint</text:p>
          </table:table-cell>
          <table:table-cell table:style-name="ce16" table:formula="of:=COM.MICROSOFT.TEXTJOIN(&quot;','&quot;;1;&quot;[&quot;;[.D60:.I60];&quot;]&quot;)" office:value-type="string" office:string-value="[','draw','tool','share',']" calcext:value-type="string">
            <text:p>[','draw','tool','share',']</text:p>
          </table:table-cell>
          <table:table-cell table:formula="of:=COM.MICROSOFT.TEXTJOIN(&quot;&quot;;1;&quot;chromium --headless --disable-gpu --enable-logging --screenshot=&quot;;[.J60];&quot;.png --hide-scrollbars --window-size=1440,900 https://&quot;;[.B60])" office:value-type="string" office:string-value="chromium --headless --disable-gpu --enable-logging --screenshot=paint.png --hide-scrollbars --window-size=1440,900 https://paint.toys/oil/" calcext:value-type="string">
            <text:p>chromium --headless --disable-gpu --enable-logging --screenshot=paint.png --hide-scrollbars --window-size=1440,900 https://paint.toys/oil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ks Sunset</text:p>
          </table:table-cell>
          <table:table-cell office:value-type="string" calcext:value-type="string">
            <text:p>marks-sunset.glitch.me/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contemplation</text:p>
          </table:table-cell>
          <table:table-cell table:number-columns-repeated="3"/>
          <table:table-cell table:formula="of:=IFERROR(LEFT([.B61];SEARCH(&quot;.&quot;;[.B61])-1);[.B61])" office:value-type="string" office:string-value="marks-sunset" calcext:value-type="string">
            <text:p>marks-sunset</text:p>
          </table:table-cell>
          <table:table-cell table:style-name="ce16" table:formula="of:=COM.MICROSOFT.TEXTJOIN(&quot;','&quot;;1;&quot;[&quot;;[.D61:.I61];&quot;]&quot;)" office:value-type="string" office:string-value="[','daily','sunset','contemplation',']" calcext:value-type="string">
            <text:p>[','daily','sunset','contemplation',']</text:p>
          </table:table-cell>
          <table:table-cell table:formula="of:=COM.MICROSOFT.TEXTJOIN(&quot;&quot;;1;&quot;chromium --headless --disable-gpu --enable-logging --screenshot=&quot;;[.J61];&quot;.png --hide-scrollbars --window-size=1440,900 https://&quot;;[.B61])" office:value-type="string" office:string-value="chromium --headless --disable-gpu --enable-logging --screenshot=marks-sunset.png --hide-scrollbars --window-size=1440,900 https://marks-sunset.glitch.me/" calcext:value-type="string">
            <text:p>chromium --headless --disable-gpu --enable-logging --screenshot=marks-sunset.png --hide-scrollbars --window-size=1440,900 https://marks-sunset.glitch.m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-small-memorial.glitch.me</text:p>
          </table:table-cell>
          <table:table-cell office:value-type="string" calcext:value-type="string">
            <text:p>a-small-memorial.glitch.me/</text:p>
          </table:table-cell>
          <table:table-cell/>
          <table:table-cell office:value-type="string" calcext:value-type="string">
            <text:p>game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keyboard</text:p>
          </table:table-cell>
          <table:table-cell table:number-columns-repeated="3"/>
          <table:table-cell table:formula="of:=IFERROR(LEFT([.B62];SEARCH(&quot;.&quot;;[.B62])-1);[.B62])" office:value-type="string" office:string-value="a-small-memorial" calcext:value-type="string">
            <text:p>a-small-memorial</text:p>
          </table:table-cell>
          <table:table-cell table:style-name="ce16" table:formula="of:=COM.MICROSOFT.TEXTJOIN(&quot;','&quot;;1;&quot;[&quot;;[.D62:.I62];&quot;]&quot;)" office:value-type="string" office:string-value="[','game','interaction','keyboard',']" calcext:value-type="string">
            <text:p>[','game','interaction','keyboard',']</text:p>
          </table:table-cell>
          <table:table-cell table:formula="of:=COM.MICROSOFT.TEXTJOIN(&quot;&quot;;1;&quot;chromium --headless --disable-gpu --enable-logging --screenshot=&quot;;[.J62];&quot;.png --hide-scrollbars --window-size=1440,900 https://&quot;;[.B62])" office:value-type="string" office:string-value="chromium --headless --disable-gpu --enable-logging --screenshot=a-small-memorial.png --hide-scrollbars --window-size=1440,900 https://a-small-memorial.glitch.me/" calcext:value-type="string">
            <text:p>chromium --headless --disable-gpu --enable-logging --screenshot=a-small-memorial.png --hide-scrollbars --window-size=1440,900 https://a-small-memorial.glitch.m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ngle Line Drawing</text:p>
          </table:table-cell>
          <table:table-cell office:value-type="string" calcext:value-type="string">
            <text:p>paint.toys/one-line/</text:p>
          </table:table-cell>
          <table:table-cell/>
          <table:table-cell office:value-type="string" calcext:value-type="string">
            <text:p>draw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share</text:p>
          </table:table-cell>
          <table:table-cell table:number-columns-repeated="3"/>
          <table:table-cell table:formula="of:=IFERROR(LEFT([.B63];SEARCH(&quot;.&quot;;[.B63])-1);[.B63])" office:value-type="string" office:string-value="paint" calcext:value-type="string">
            <text:p>paint</text:p>
          </table:table-cell>
          <table:table-cell table:style-name="ce16" table:formula="of:=COM.MICROSOFT.TEXTJOIN(&quot;','&quot;;1;&quot;[&quot;;[.D63:.I63];&quot;]&quot;)" office:value-type="string" office:string-value="[','draw','game','share',']" calcext:value-type="string">
            <text:p>[','draw','game','share',']</text:p>
          </table:table-cell>
          <table:table-cell table:formula="of:=COM.MICROSOFT.TEXTJOIN(&quot;&quot;;1;&quot;chromium --headless --disable-gpu --enable-logging --screenshot=&quot;;[.J63];&quot;.png --hide-scrollbars --window-size=1440,900 https://&quot;;[.B63])" office:value-type="string" office:string-value="chromium --headless --disable-gpu --enable-logging --screenshot=paint.png --hide-scrollbars --window-size=1440,900 https://paint.toys/one-line/" calcext:value-type="string">
            <text:p>chromium --headless --disable-gpu --enable-logging --screenshot=paint.png --hide-scrollbars --window-size=1440,900 https://paint.toys/one-lin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ckbox Race!</text:p>
          </table:table-cell>
          <table:table-cell office:value-type="string" calcext:value-type="string">
            <text:p>checkboxrace.com/</text:p>
          </table:table-cell>
          <table:table-cell/>
          <table:table-cell office:value-type="string" calcext:value-type="string">
            <text:p>developper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game</text:p>
          </table:table-cell>
          <table:table-cell table:number-columns-repeated="3"/>
          <table:table-cell table:formula="of:=IFERROR(LEFT([.B64];SEARCH(&quot;.&quot;;[.B64])-1);[.B64])" office:value-type="string" office:string-value="checkboxrace" calcext:value-type="string">
            <text:p>checkboxrace</text:p>
          </table:table-cell>
          <table:table-cell table:style-name="ce16" table:formula="of:=COM.MICROSOFT.TEXTJOIN(&quot;','&quot;;1;&quot;[&quot;;[.D64:.I64];&quot;]&quot;)" office:value-type="string" office:string-value="[','developper','interaction','game',']" calcext:value-type="string">
            <text:p>[','developper','interaction','game',']</text:p>
          </table:table-cell>
          <table:table-cell table:formula="of:=COM.MICROSOFT.TEXTJOIN(&quot;&quot;;1;&quot;chromium --headless --disable-gpu --enable-logging --screenshot=&quot;;[.J64];&quot;.png --hide-scrollbars --window-size=1440,900 https://&quot;;[.B64])" office:value-type="string" office:string-value="chromium --headless --disable-gpu --enable-logging --screenshot=checkboxrace.png --hide-scrollbars --window-size=1440,900 https://checkboxrace.com/" calcext:value-type="string">
            <text:p>chromium --headless --disable-gpu --enable-logging --screenshot=checkboxrace.png --hide-scrollbars --window-size=1440,900 https://checkboxrace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day, we saw</text:p>
          </table:table-cell>
          <table:table-cell office:value-type="string" calcext:value-type="string">
            <text:p>thehtml.review/01/today-we-saw.html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discover</text:p>
          </table:table-cell>
          <table:table-cell table:number-columns-repeated="3"/>
          <table:table-cell table:formula="of:=IFERROR(LEFT([.B65];SEARCH(&quot;.&quot;;[.B65])-1);[.B65])" office:value-type="string" office:string-value="thehtml" calcext:value-type="string">
            <text:p>thehtml</text:p>
          </table:table-cell>
          <table:table-cell table:style-name="ce16" table:formula="of:=COM.MICROSOFT.TEXTJOIN(&quot;','&quot;;1;&quot;[&quot;;[.D65:.I65];&quot;]&quot;)" office:value-type="string" office:string-value="[','text','images','discover',']" calcext:value-type="string">
            <text:p>[','text','images','discover',']</text:p>
          </table:table-cell>
          <table:table-cell table:formula="of:=COM.MICROSOFT.TEXTJOIN(&quot;&quot;;1;&quot;chromium --headless --disable-gpu --enable-logging --screenshot=&quot;;[.J65];&quot;.png --hide-scrollbars --window-size=1440,900 https://&quot;;[.B65])" office:value-type="string" office:string-value="chromium --headless --disable-gpu --enable-logging --screenshot=thehtml.png --hide-scrollbars --window-size=1440,900 https://thehtml.review/01/today-we-saw.html" calcext:value-type="string">
            <text:p>chromium --headless --disable-gpu --enable-logging --screenshot=thehtml.png --hide-scrollbars --window-size=1440,900 https://thehtml.review/01/today-we-saw.htm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⊞ □ ⊞ □ ⊞</text:p>
          </table:table-cell>
          <table:table-cell office:value-type="string" calcext:value-type="string">
            <text:p>shelby.cool/windows/</text:p>
          </table:table-cell>
          <table:table-cell/>
          <table:table-cell office:value-type="string" calcext:value-type="string">
            <text:p>sunset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contemplation</text:p>
          </table:table-cell>
          <table:table-cell table:number-columns-repeated="3"/>
          <table:table-cell table:formula="of:=IFERROR(LEFT([.B66];SEARCH(&quot;.&quot;;[.B66])-1);[.B66])" office:value-type="string" office:string-value="shelby" calcext:value-type="string">
            <text:p>shelby</text:p>
          </table:table-cell>
          <table:table-cell table:style-name="ce16" table:formula="of:=COM.MICROSOFT.TEXTJOIN(&quot;','&quot;;1;&quot;[&quot;;[.D66:.I66];&quot;]&quot;)" office:value-type="string" office:string-value="[','sunset','interaction','contemplation',']" calcext:value-type="string">
            <text:p>[','sunset','interaction','contemplation',']</text:p>
          </table:table-cell>
          <table:table-cell table:formula="of:=COM.MICROSOFT.TEXTJOIN(&quot;&quot;;1;&quot;chromium --headless --disable-gpu --enable-logging --screenshot=&quot;;[.J66];&quot;.png --hide-scrollbars --window-size=1440,900 https://&quot;;[.B66])" office:value-type="string" office:string-value="chromium --headless --disable-gpu --enable-logging --screenshot=shelby.png --hide-scrollbars --window-size=1440,900 https://shelby.cool/windows/" calcext:value-type="string">
            <text:p>chromium --headless --disable-gpu --enable-logging --screenshot=shelby.png --hide-scrollbars --window-size=1440,900 https://shelby.cool/windows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xwell Neely-Cohen</text:p>
          </table:table-cell>
          <table:table-cell office:value-type="string" calcext:value-type="string">
            <text:p>maxy.world/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interaction</text:p>
          </table:table-cell>
          <table:table-cell table:number-columns-repeated="4"/>
          <table:table-cell table:formula="of:=IFERROR(LEFT([.B67];SEARCH(&quot;.&quot;;[.B67])-1);[.B67])" office:value-type="string" office:string-value="maxy" calcext:value-type="string">
            <text:p>maxy</text:p>
          </table:table-cell>
          <table:table-cell table:style-name="ce16" table:formula="of:=COM.MICROSOFT.TEXTJOIN(&quot;','&quot;;1;&quot;[&quot;;[.D67:.I67];&quot;]&quot;)" office:value-type="string" office:string-value="[','music','interaction',']" calcext:value-type="string">
            <text:p>[','music','interaction',']</text:p>
          </table:table-cell>
          <table:table-cell table:formula="of:=COM.MICROSOFT.TEXTJOIN(&quot;&quot;;1;&quot;chromium --headless --disable-gpu --enable-logging --screenshot=&quot;;[.J67];&quot;.png --hide-scrollbars --window-size=1440,900 https://&quot;;[.B67])" office:value-type="string" office:string-value="chromium --headless --disable-gpu --enable-logging --screenshot=maxy.png --hide-scrollbars --window-size=1440,900 https://maxy.world/" calcext:value-type="string">
            <text:p>chromium --headless --disable-gpu --enable-logging --screenshot=maxy.png --hide-scrollbars --window-size=1440,900 https://maxy.world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nlytom.online</text:p>
          </table:table-cell>
          <table:table-cell office:value-type="string" calcext:value-type="string">
            <text:p>onlytom.online/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music</text:p>
          </table:table-cell>
          <table:table-cell table:number-columns-repeated="4"/>
          <table:table-cell table:formula="of:=IFERROR(LEFT([.B68];SEARCH(&quot;.&quot;;[.B68])-1);[.B68])" office:value-type="string" office:string-value="onlytom" calcext:value-type="string">
            <text:p>onlytom</text:p>
          </table:table-cell>
          <table:table-cell table:style-name="ce16" table:formula="of:=COM.MICROSOFT.TEXTJOIN(&quot;','&quot;;1;&quot;[&quot;;[.D68:.I68];&quot;]&quot;)" office:value-type="string" office:string-value="[','share','music',']" calcext:value-type="string">
            <text:p>[','share','music',']</text:p>
          </table:table-cell>
          <table:table-cell table:formula="of:=COM.MICROSOFT.TEXTJOIN(&quot;&quot;;1;&quot;chromium --headless --disable-gpu --enable-logging --screenshot=&quot;;[.J68];&quot;.png --hide-scrollbars --window-size=1440,900 https://&quot;;[.B68])" office:value-type="string" office:string-value="chromium --headless --disable-gpu --enable-logging --screenshot=onlytom.png --hide-scrollbars --window-size=1440,900 https://onlytom.online/" calcext:value-type="string">
            <text:p>chromium --headless --disable-gpu --enable-logging --screenshot=onlytom.png --hide-scrollbars --window-size=1440,900 https://onlytom.onlin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ood title</text:p>
          </table:table-cell>
          <table:table-cell office:value-type="string" calcext:value-type="string">
            <text:p>products.minguhongmfg.com/good-title/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skeumorphism</text:p>
          </table:table-cell>
          <table:table-cell/>
          <table:table-cell table:formula="of:=IFERROR(LEFT([.B69];SEARCH(&quot;.&quot;;[.B69])-1);[.B69])" office:value-type="string" office:string-value="products" calcext:value-type="string">
            <text:p>products</text:p>
          </table:table-cell>
          <table:table-cell table:style-name="ce16" table:formula="of:=COM.MICROSOFT.TEXTJOIN(&quot;','&quot;;1;&quot;[&quot;;[.D69:.I69];&quot;]&quot;)" office:value-type="string" office:string-value="[','book','text','share','interaction','skeumorphism',']" calcext:value-type="string">
            <text:p>[','book','text','share','interaction','skeumorphism',']</text:p>
          </table:table-cell>
          <table:table-cell table:formula="of:=COM.MICROSOFT.TEXTJOIN(&quot;&quot;;1;&quot;chromium --headless --disable-gpu --enable-logging --screenshot=&quot;;[.J69];&quot;.png --hide-scrollbars --window-size=1440,900 https://&quot;;[.B69])" office:value-type="string" office:string-value="chromium --headless --disable-gpu --enable-logging --screenshot=products.png --hide-scrollbars --window-size=1440,900 https://products.minguhongmfg.com/good-title/" calcext:value-type="string">
            <text:p>chromium --headless --disable-gpu --enable-logging --screenshot=products.png --hide-scrollbars --window-size=1440,900 https://products.minguhongmfg.com/good-titl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routon</text:p>
          </table:table-cell>
          <table:table-cell office:value-type="string" calcext:value-type="string">
            <text:p>crouton.net/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umor</text:p>
          </table:table-cell>
          <table:table-cell table:number-columns-repeated="3"/>
          <table:table-cell table:formula="of:=IFERROR(LEFT([.B70];SEARCH(&quot;.&quot;;[.B70])-1);[.B70])" office:value-type="string" office:string-value="crouton" calcext:value-type="string">
            <text:p>crouton</text:p>
          </table:table-cell>
          <table:table-cell table:style-name="ce16" table:formula="of:=COM.MICROSOFT.TEXTJOIN(&quot;','&quot;;1;&quot;[&quot;;[.D70:.I70];&quot;]&quot;)" office:value-type="string" office:string-value="[','images','code','humor',']" calcext:value-type="string">
            <text:p>[','images','code','humor',']</text:p>
          </table:table-cell>
          <table:table-cell table:formula="of:=COM.MICROSOFT.TEXTJOIN(&quot;&quot;;1;&quot;chromium --headless --disable-gpu --enable-logging --screenshot=&quot;;[.J70];&quot;.png --hide-scrollbars --window-size=1440,900 https://&quot;;[.B70])" office:value-type="string" office:string-value="chromium --headless --disable-gpu --enable-logging --screenshot=crouton.png --hide-scrollbars --window-size=1440,900 https://crouton.net/" calcext:value-type="string">
            <text:p>chromium --headless --disable-gpu --enable-logging --screenshot=crouton.png --hide-scrollbars --window-size=1440,900 https://crouton.net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EEEEEEEEEEEEEEY!</text:p>
          </table:table-cell>
          <table:table-cell office:value-type="string" calcext:value-type="string">
            <text:p>heeeeeeeey.com/</text:p>
          </table:table-cell>
          <table:table-cell/>
          <table:table-cell office:value-type="string" calcext:value-type="string">
            <text:p>interaction</text:p>
          </table:table-cell>
          <table:table-cell table:number-columns-repeated="5"/>
          <table:table-cell table:formula="of:=IFERROR(LEFT([.B71];SEARCH(&quot;.&quot;;[.B71])-1);[.B71])" office:value-type="string" office:string-value="heeeeeeeey" calcext:value-type="string">
            <text:p>heeeeeeeey</text:p>
          </table:table-cell>
          <table:table-cell table:style-name="ce16" table:formula="of:=COM.MICROSOFT.TEXTJOIN(&quot;','&quot;;1;&quot;[&quot;;[.D71:.I71];&quot;]&quot;)" office:value-type="string" office:string-value="[','interaction',']" calcext:value-type="string">
            <text:p>[','interaction',']</text:p>
          </table:table-cell>
          <table:table-cell table:formula="of:=COM.MICROSOFT.TEXTJOIN(&quot;&quot;;1;&quot;chromium --headless --disable-gpu --enable-logging --screenshot=&quot;;[.J71];&quot;.png --hide-scrollbars --window-size=1440,900 https://&quot;;[.B71])" office:value-type="string" office:string-value="chromium --headless --disable-gpu --enable-logging --screenshot=heeeeeeeey.png --hide-scrollbars --window-size=1440,900 https://heeeeeeeey.com/" calcext:value-type="string">
            <text:p>chromium --headless --disable-gpu --enable-logging --screenshot=heeeeeeeey.png --hide-scrollbars --window-size=1440,900 https://heeeeeeeey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ork Arnaud Lajeunie</text:p>
          </table:table-cell>
          <table:table-cell office:value-type="string" calcext:value-type="string">
            <text:p>arnaudlajeunie.com/work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table:formula="of:=IFERROR(LEFT([.B72];SEARCH(&quot;.&quot;;[.B72])-1);[.B72])" office:value-type="string" office:string-value="arnaudlajeunie" calcext:value-type="string">
            <text:p>arnaudlajeunie</text:p>
          </table:table-cell>
          <table:table-cell table:style-name="ce16" table:formula="of:=COM.MICROSOFT.TEXTJOIN(&quot;','&quot;;1;&quot;[&quot;;[.D72:.I72];&quot;]&quot;)" office:value-type="string" office:string-value="[','images','interaction','text',']" calcext:value-type="string">
            <text:p>[','images','interaction','text',']</text:p>
          </table:table-cell>
          <table:table-cell table:formula="of:=COM.MICROSOFT.TEXTJOIN(&quot;&quot;;1;&quot;chromium --headless --disable-gpu --enable-logging --screenshot=&quot;;[.J72];&quot;.png --hide-scrollbars --window-size=1440,900 https://&quot;;[.B72])" office:value-type="string" office:string-value="chromium --headless --disable-gpu --enable-logging --screenshot=arnaudlajeunie.png --hide-scrollbars --window-size=1440,900 https://arnaudlajeunie.com/work" calcext:value-type="string">
            <text:p>chromium --headless --disable-gpu --enable-logging --screenshot=arnaudlajeunie.png --hide-scrollbars --window-size=1440,900 https://arnaudlajeunie.com/work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lla smart</text:p>
          </table:table-cell>
          <table:table-cell office:value-type="string" calcext:value-type="string">
            <text:p>willasmart.com/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fullscreen</text:p>
          </table:table-cell>
          <table:table-cell table:number-columns-repeated="3"/>
          <table:table-cell table:formula="of:=IFERROR(LEFT([.B73];SEARCH(&quot;.&quot;;[.B73])-1);[.B73])" office:value-type="string" office:string-value="willasmart" calcext:value-type="string">
            <text:p>willasmart</text:p>
          </table:table-cell>
          <table:table-cell table:style-name="ce16" table:formula="of:=COM.MICROSOFT.TEXTJOIN(&quot;','&quot;;1;&quot;[&quot;;[.D73:.I73];&quot;]&quot;)" office:value-type="string" office:string-value="[','images','interaction','fullscreen',']" calcext:value-type="string">
            <text:p>[','images','interaction','fullscreen',']</text:p>
          </table:table-cell>
          <table:table-cell table:formula="of:=COM.MICROSOFT.TEXTJOIN(&quot;&quot;;1;&quot;chromium --headless --disable-gpu --enable-logging --screenshot=&quot;;[.J73];&quot;.png --hide-scrollbars --window-size=1440,900 https://&quot;;[.B73])" office:value-type="string" office:string-value="chromium --headless --disable-gpu --enable-logging --screenshot=willasmart.png --hide-scrollbars --window-size=1440,900 https://willasmart.com/" calcext:value-type="string">
            <text:p>chromium --headless --disable-gpu --enable-logging --screenshot=willasmart.png --hide-scrollbars --window-size=1440,900 https://willasmart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yberfeminism Index</text:p>
          </table:table-cell>
          <table:table-cell office:value-type="string" calcext:value-type="string">
            <text:p>cyberfeminismindex.com/</text:p>
          </table:table-cell>
          <table:table-cell/>
          <table:table-cell office:value-type="string" calcext:value-type="string">
            <text:p>archiv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eminism</text:p>
          </table:table-cell>
          <table:table-cell table:number-columns-repeated="2"/>
          <table:table-cell table:formula="of:=IFERROR(LEFT([.B74];SEARCH(&quot;.&quot;;[.B74])-1);[.B74])" office:value-type="string" office:string-value="cyberfeminismindex" calcext:value-type="string">
            <text:p>cyberfeminismindex</text:p>
          </table:table-cell>
          <table:table-cell table:style-name="ce16" table:formula="of:=COM.MICROSOFT.TEXTJOIN(&quot;','&quot;;1;&quot;[&quot;;[.D74:.I74];&quot;]&quot;)" office:value-type="string" office:string-value="[','archive','book','text','feminism',']" calcext:value-type="string">
            <text:p>[','archive','book','text','feminism',']</text:p>
          </table:table-cell>
          <table:table-cell table:formula="of:=COM.MICROSOFT.TEXTJOIN(&quot;&quot;;1;&quot;chromium --headless --disable-gpu --enable-logging --screenshot=&quot;;[.J74];&quot;.png --hide-scrollbars --window-size=1440,900 https://&quot;;[.B74])" office:value-type="string" office:string-value="chromium --headless --disable-gpu --enable-logging --screenshot=cyberfeminismindex.png --hide-scrollbars --window-size=1440,900 https://cyberfeminismindex.com/" calcext:value-type="string">
            <text:p>chromium --headless --disable-gpu --enable-logging --screenshot=cyberfeminismindex.png --hide-scrollbars --window-size=1440,900 https://cyberfeminismindex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c3.hu/collection/form/index.html?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discover</text:p>
          </table:table-cell>
          <table:table-cell table:number-columns-repeated="2"/>
          <table:table-cell table:formula="of:=IFERROR(LEFT([.B75];SEARCH(&quot;.&quot;;[.B75])-1);[.B75])" office:value-type="string" office:string-value="c3" calcext:value-type="string">
            <text:p>c3</text:p>
          </table:table-cell>
          <table:table-cell table:style-name="ce16" table:formula="of:=COM.MICROSOFT.TEXTJOIN(&quot;','&quot;;1;&quot;[&quot;;[.D75:.I75];&quot;]&quot;)" office:value-type="string" office:string-value="[','text','code','game','discover',']" calcext:value-type="string">
            <text:p>[','text','code','game','discover',']</text:p>
          </table:table-cell>
          <table:table-cell table:formula="of:=COM.MICROSOFT.TEXTJOIN(&quot;&quot;;1;&quot;chromium --headless --disable-gpu --enable-logging --screenshot=&quot;;[.J75];&quot;.png --hide-scrollbars --window-size=1440,900 https://&quot;;[.B75])" office:value-type="string" office:string-value="chromium --headless --disable-gpu --enable-logging --screenshot=c3.png --hide-scrollbars --window-size=1440,900 https://c3.hu/collection/form/index.html?" calcext:value-type="string">
            <text:p>chromium --headless --disable-gpu --enable-logging --screenshot=c3.png --hide-scrollbars --window-size=1440,900 https://c3.hu/collection/form/index.html?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avid Kauder</text:p>
          </table:table-cell>
          <table:table-cell office:value-type="string" calcext:value-type="string">
            <text:p>davidkauder.com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images</text:p>
          </table:table-cell>
          <table:table-cell/>
          <table:table-cell table:formula="of:=IFERROR(LEFT([.B76];SEARCH(&quot;.&quot;;[.B76])-1);[.B76])" office:value-type="string" office:string-value="davidkauder" calcext:value-type="string">
            <text:p>davidkauder</text:p>
          </table:table-cell>
          <table:table-cell table:style-name="ce16" table:formula="of:=COM.MICROSOFT.TEXTJOIN(&quot;','&quot;;1;&quot;[&quot;;[.D76:.I76];&quot;]&quot;)" office:value-type="string" office:string-value="[','text','interaction','menu','surprise','images',']" calcext:value-type="string">
            <text:p>[','text','interaction','menu','surprise','images',']</text:p>
          </table:table-cell>
          <table:table-cell table:formula="of:=COM.MICROSOFT.TEXTJOIN(&quot;&quot;;1;&quot;chromium --headless --disable-gpu --enable-logging --screenshot=&quot;;[.J76];&quot;.png --hide-scrollbars --window-size=1440,900 https://&quot;;[.B76])" office:value-type="string" office:string-value="chromium --headless --disable-gpu --enable-logging --screenshot=davidkauder.png --hide-scrollbars --window-size=1440,900 https://davidkauder.com/" calcext:value-type="string">
            <text:p>chromium --headless --disable-gpu --enable-logging --screenshot=davidkauder.png --hide-scrollbars --window-size=1440,900 https://davidkauder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yek99kr.github.iogdrough</text:p>
          </table:table-cell>
          <table:table-cell office:value-type="string" calcext:value-type="string">
            <text:p>yek99kr.github.io/gdrough/</text:p>
          </table:table-cell>
          <table:table-cell/>
          <table:table-cell office:value-type="string" calcext:value-type="string">
            <text:p>colo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discover</text:p>
          </table:table-cell>
          <table:table-cell table:number-columns-repeated="3"/>
          <table:table-cell table:formula="of:=IFERROR(LEFT([.B77];SEARCH(&quot;.&quot;;[.B77])-1);[.B77])" office:value-type="string" office:string-value="yek99kr" calcext:value-type="string">
            <text:p>yek99kr</text:p>
          </table:table-cell>
          <table:table-cell table:style-name="ce16" table:formula="of:=COM.MICROSOFT.TEXTJOIN(&quot;','&quot;;1;&quot;[&quot;;[.D77:.I77];&quot;]&quot;)" office:value-type="string" office:string-value="[','colors','interaction','discover',']" calcext:value-type="string">
            <text:p>[','colors','interaction','discover',']</text:p>
          </table:table-cell>
          <table:table-cell table:formula="of:=COM.MICROSOFT.TEXTJOIN(&quot;&quot;;1;&quot;chromium --headless --disable-gpu --enable-logging --screenshot=&quot;;[.J77];&quot;.png --hide-scrollbars --window-size=1440,900 https://&quot;;[.B77])" office:value-type="string" office:string-value="chromium --headless --disable-gpu --enable-logging --screenshot=yek99kr.png --hide-scrollbars --window-size=1440,900 https://yek99kr.github.io/gdrough/" calcext:value-type="string">
            <text:p>chromium --headless --disable-gpu --enable-logging --screenshot=yek99kr.png --hide-scrollbars --window-size=1440,900 https://yek99kr.github.io/gdrough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gital Garden</text:p>
          </table:table-cell>
          <table:table-cell office:value-type="string" calcext:value-type="string">
            <text:p>digitalgarden.nu/#</text:p>
          </table:table-cell>
          <table:table-cell/>
          <table:table-cell office:value-type="string" calcext:value-type="string">
            <text:p>infinit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perspective</text:p>
          </table:table-cell>
          <table:table-cell table:formula="of:=IFERROR(LEFT([.B78];SEARCH(&quot;.&quot;;[.B78])-1);[.B78])" office:value-type="string" office:string-value="digitalgarden" calcext:value-type="string">
            <text:p>digitalgarden</text:p>
          </table:table-cell>
          <table:table-cell table:style-name="ce16" table:formula="of:=COM.MICROSOFT.TEXTJOIN(&quot;','&quot;;1;&quot;[&quot;;[.D78:.I78];&quot;]&quot;)" office:value-type="string" office:string-value="[','infinite','garden','images','discover','surprise','perspective',']" calcext:value-type="string">
            <text:p>[','infinite','garden','images','discover','surprise','perspective',']</text:p>
          </table:table-cell>
          <table:table-cell table:formula="of:=COM.MICROSOFT.TEXTJOIN(&quot;&quot;;1;&quot;chromium --headless --disable-gpu --enable-logging --screenshot=&quot;;[.J78];&quot;.png --hide-scrollbars --window-size=1440,900 https://&quot;;[.B78])" office:value-type="string" office:string-value="chromium --headless --disable-gpu --enable-logging --screenshot=digitalgarden.png --hide-scrollbars --window-size=1440,900 https://digitalgarden.nu/#" calcext:value-type="string">
            <text:p>chromium --headless --disable-gpu --enable-logging --screenshot=digitalgarden.png --hide-scrollbars --window-size=1440,900 https://digitalgarden.nu/#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nnah Blitz Heyman</text:p>
          </table:table-cell>
          <table:table-cell office:value-type="string" calcext:value-type="string">
            <text:p>blitzheyman.com/jewelry.html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sky</text:p>
          </table:table-cell>
          <table:table-cell table:number-columns-repeated="3"/>
          <table:table-cell table:formula="of:=IFERROR(LEFT([.B79];SEARCH(&quot;.&quot;;[.B79])-1);[.B79])" office:value-type="string" office:string-value="blitzheyman" calcext:value-type="string">
            <text:p>blitzheyman</text:p>
          </table:table-cell>
          <table:table-cell table:style-name="ce16" table:formula="of:=COM.MICROSOFT.TEXTJOIN(&quot;','&quot;;1;&quot;[&quot;;[.D79:.I79];&quot;]&quot;)" office:value-type="string" office:string-value="[','shop','images','sky',']" calcext:value-type="string">
            <text:p>[','shop','images','sky',']</text:p>
          </table:table-cell>
          <table:table-cell table:formula="of:=COM.MICROSOFT.TEXTJOIN(&quot;&quot;;1;&quot;chromium --headless --disable-gpu --enable-logging --screenshot=&quot;;[.J79];&quot;.png --hide-scrollbars --window-size=1440,900 https://&quot;;[.B79])" office:value-type="string" office:string-value="chromium --headless --disable-gpu --enable-logging --screenshot=blitzheyman.png --hide-scrollbars --window-size=1440,900 https://blitzheyman.com/jewelry.html" calcext:value-type="string">
            <text:p>chromium --headless --disable-gpu --enable-logging --screenshot=blitzheyman.png --hide-scrollbars --window-size=1440,900 https://blitzheyman.com/jewelry.htm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n Scraper</text:p>
          </table:table-cell>
          <table:table-cell office:value-type="string" calcext:value-type="string">
            <text:p>sun-scraper.com/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contemplation</text:p>
          </table:table-cell>
          <table:table-cell table:number-columns-repeated="3"/>
          <table:table-cell table:formula="of:=IFERROR(LEFT([.B80];SEARCH(&quot;.&quot;;[.B80])-1);[.B80])" office:value-type="string" office:string-value="sun-scraper" calcext:value-type="string">
            <text:p>sun-scraper</text:p>
          </table:table-cell>
          <table:table-cell table:style-name="ce16" table:formula="of:=COM.MICROSOFT.TEXTJOIN(&quot;','&quot;;1;&quot;[&quot;;[.D80:.I80];&quot;]&quot;)" office:value-type="string" office:string-value="[','images','fullscreen','contemplation',']" calcext:value-type="string">
            <text:p>[','images','fullscreen','contemplation',']</text:p>
          </table:table-cell>
          <table:table-cell table:formula="of:=COM.MICROSOFT.TEXTJOIN(&quot;&quot;;1;&quot;chromium --headless --disable-gpu --enable-logging --screenshot=&quot;;[.J80];&quot;.png --hide-scrollbars --window-size=1440,900 https://&quot;;[.B80])" office:value-type="string" office:string-value="chromium --headless --disable-gpu --enable-logging --screenshot=sun-scraper.png --hide-scrollbars --window-size=1440,900 https://sun-scraper.com/" calcext:value-type="string">
            <text:p>chromium --headless --disable-gpu --enable-logging --screenshot=sun-scraper.png --hide-scrollbars --window-size=1440,900 https://sun-scraper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KY H1</text:p>
          </table:table-cell>
          <table:table-cell office:value-type="string" calcext:value-type="string">
            <text:p>skyh1.net/</text:p>
          </table:table-cell>
          <table:table-cell office:value-type="string" calcext:value-type="string">
            <text:p>Unsetted forms for this music producer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skeumorphism</text:p>
          </table:table-cell>
          <table:table-cell table:number-columns-repeated="4"/>
          <table:table-cell table:formula="of:=IFERROR(LEFT([.B81];SEARCH(&quot;.&quot;;[.B81])-1);[.B81])" office:value-type="string" office:string-value="skyh1" calcext:value-type="string">
            <text:p>skyh1</text:p>
          </table:table-cell>
          <table:table-cell table:style-name="ce16" table:formula="of:=COM.MICROSOFT.TEXTJOIN(&quot;','&quot;;1;&quot;[&quot;;[.D81:.I81];&quot;]&quot;)" office:value-type="string" office:string-value="[','fonts','skeumorphism',']" calcext:value-type="string">
            <text:p>[','fonts','skeumorphism',']</text:p>
          </table:table-cell>
          <table:table-cell table:formula="of:=COM.MICROSOFT.TEXTJOIN(&quot;&quot;;1;&quot;chromium --headless --disable-gpu --enable-logging --screenshot=&quot;;[.J81];&quot;.png --hide-scrollbars --window-size=1440,900 https://&quot;;[.B81])" office:value-type="string" office:string-value="chromium --headless --disable-gpu --enable-logging --screenshot=skyh1.png --hide-scrollbars --window-size=1440,900 https://skyh1.net/" calcext:value-type="string">
            <text:p>chromium --headless --disable-gpu --enable-logging --screenshot=skyh1.png --hide-scrollbars --window-size=1440,900 https://skyh1.net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e Magic Door</text:p>
          </table:table-cell>
          <table:table-cell office:value-type="string" calcext:value-type="string">
            <text:p>folder-one.eu/12.58/</text:p>
          </table:table-cell>
          <table:table-cell office:value-type="string" calcext:value-type="string">
            <text:p>What is hidden behind the doors?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table:formula="of:=IFERROR(LEFT([.B82];SEARCH(&quot;.&quot;;[.B82])-1);[.B82])" office:value-type="string" office:string-value="folder-one" calcext:value-type="string">
            <text:p>folder-one</text:p>
          </table:table-cell>
          <table:table-cell table:style-name="ce16" table:formula="of:=COM.MICROSOFT.TEXTJOIN(&quot;','&quot;;1;&quot;[&quot;;[.D82:.I82];&quot;]&quot;)" office:value-type="string" office:string-value="[','perspective','game','sound',']" calcext:value-type="string">
            <text:p>[','perspective','game','sound',']</text:p>
          </table:table-cell>
          <table:table-cell table:formula="of:=COM.MICROSOFT.TEXTJOIN(&quot;&quot;;1;&quot;chromium --headless --disable-gpu --enable-logging --screenshot=&quot;;[.J82];&quot;.png --hide-scrollbars --window-size=1440,900 https://&quot;;[.B82])" office:value-type="string" office:string-value="chromium --headless --disable-gpu --enable-logging --screenshot=folder-one.png --hide-scrollbars --window-size=1440,900 https://folder-one.eu/12.58/" calcext:value-type="string">
            <text:p>chromium --headless --disable-gpu --enable-logging --screenshot=folder-one.png --hide-scrollbars --window-size=1440,900 https://folder-one.eu/12.58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n the internet I place my hand on yours</text:p>
          </table:table-cell>
          <table:table-cell office:value-type="string" calcext:value-type="string">
            <text:p>myhandonyours.com/</text:p>
          </table:table-cell>
          <table:table-cell office:value-type="string" calcext:value-type="string">
            <text:p>Online connection through physical hands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images</text:p>
          </table:table-cell>
          <table:table-cell table:number-columns-repeated="2"/>
          <table:table-cell table:formula="of:=IFERROR(LEFT([.B83];SEARCH(&quot;.&quot;;[.B83])-1);[.B83])" office:value-type="string" office:string-value="myhandonyours" calcext:value-type="string">
            <text:p>myhandonyours</text:p>
          </table:table-cell>
          <table:table-cell table:style-name="ce16" table:formula="of:=COM.MICROSOFT.TEXTJOIN(&quot;','&quot;;1;&quot;[&quot;;[.D83:.I83];&quot;]&quot;)" office:value-type="string" office:string-value="[','3D','share','friends','images',']" calcext:value-type="string">
            <text:p>[','3D','share','friends','images',']</text:p>
          </table:table-cell>
          <table:table-cell table:formula="of:=COM.MICROSOFT.TEXTJOIN(&quot;&quot;;1;&quot;chromium --headless --disable-gpu --enable-logging --screenshot=&quot;;[.J83];&quot;.png --hide-scrollbars --window-size=1440,900 https://&quot;;[.B83])" office:value-type="string" office:string-value="chromium --headless --disable-gpu --enable-logging --screenshot=myhandonyours.png --hide-scrollbars --window-size=1440,900 https://myhandonyours.com/" calcext:value-type="string">
            <text:p>chromium --headless --disable-gpu --enable-logging --screenshot=myhandonyours.png --hide-scrollbars --window-size=1440,900 https://myhandonyours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GITAL POLLUTION</text:p>
          </table:table-cell>
          <table:table-cell office:value-type="string" calcext:value-type="string">
            <text:p>wanhsiu.github.io/-Digital-Pollution/</text:p>
          </table:table-cell>
          <table:table-cell office:value-type="string" calcext:value-type="string">
            <text:p>Vector-like pollution analyser from a ZIP cod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ealtime</text:p>
          </table:table-cell>
          <table:table-cell office:value-type="string" calcext:value-type="string">
            <text:p>geometry</text:p>
          </table:table-cell>
          <table:table-cell table:number-columns-repeated="3"/>
          <table:table-cell table:formula="of:=IFERROR(LEFT([.B84];SEARCH(&quot;.&quot;;[.B84])-1);[.B84])" office:value-type="string" office:string-value="wanhsiu" calcext:value-type="string">
            <text:p>wanhsiu</text:p>
          </table:table-cell>
          <table:table-cell table:style-name="ce16" table:formula="of:=COM.MICROSOFT.TEXTJOIN(&quot;','&quot;;1;&quot;[&quot;;[.D84:.I84];&quot;]&quot;)" office:value-type="string" office:string-value="[','location','realtime','geometry',']" calcext:value-type="string">
            <text:p>[','location','realtime','geometry',']</text:p>
          </table:table-cell>
          <table:table-cell table:formula="of:=COM.MICROSOFT.TEXTJOIN(&quot;&quot;;1;&quot;chromium --headless --disable-gpu --enable-logging --screenshot=&quot;;[.J84];&quot;.png --hide-scrollbars --window-size=1440,900 https://&quot;;[.B84])" office:value-type="string" office:string-value="chromium --headless --disable-gpu --enable-logging --screenshot=wanhsiu.png --hide-scrollbars --window-size=1440,900 https://wanhsiu.github.io/-Digital-Pollution/" calcext:value-type="string">
            <text:p>chromium --headless --disable-gpu --enable-logging --screenshot=wanhsiu.png --hide-scrollbars --window-size=1440,900 https://wanhsiu.github.io/-Digital-Pollution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ph Tucker</text:p>
          </table:table-cell>
          <table:table-cell office:value-type="string" calcext:value-type="string">
            <text:p>tophtucker.com/</text:p>
          </table:table-cell>
          <table:table-cell office:value-type="string" calcext:value-type="string">
            <text:p>Personal website of Toph Trucker playing with patience and raw material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raw</text:p>
          </table:table-cell>
          <table:table-cell table:number-columns-repeated="3"/>
          <table:table-cell table:formula="of:=IFERROR(LEFT([.B85];SEARCH(&quot;.&quot;;[.B85])-1);[.B85])" office:value-type="string" office:string-value="tophtucker" calcext:value-type="string">
            <text:p>tophtucker</text:p>
          </table:table-cell>
          <table:table-cell table:style-name="ce16" table:formula="of:=COM.MICROSOFT.TEXTJOIN(&quot;','&quot;;1;&quot;[&quot;;[.D85:.I85];&quot;]&quot;)" office:value-type="string" office:string-value="[','text','movement','raw',']" calcext:value-type="string">
            <text:p>[','text','movement','raw',']</text:p>
          </table:table-cell>
          <table:table-cell table:formula="of:=COM.MICROSOFT.TEXTJOIN(&quot;&quot;;1;&quot;chromium --headless --disable-gpu --enable-logging --screenshot=&quot;;[.J85];&quot;.png --hide-scrollbars --window-size=1440,900 https://&quot;;[.B85])" office:value-type="string" office:string-value="chromium --headless --disable-gpu --enable-logging --screenshot=tophtucker.png --hide-scrollbars --window-size=1440,900 https://tophtucker.com/" calcext:value-type="string">
            <text:p>chromium --headless --disable-gpu --enable-logging --screenshot=tophtucker.png --hide-scrollbars --window-size=1440,900 https://tophtucker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bitats</text:p>
          </table:table-cell>
          <table:table-cell office:value-type="string" calcext:value-type="string">
            <text:p>companion-platform.org/habitats</text:p>
          </table:table-cell>
          <table:table-cell office:value-type="string" calcext:value-type="string">
            <text:p>A space of resources necessary for the life and well being of an organism</text:p>
          </table:table-cell>
          <table:table-cell office:value-type="string" calcext:value-type="string">
            <text:p>garden 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utorials</text:p>
          </table:table-cell>
          <table:table-cell table:number-columns-repeated="3"/>
          <table:table-cell table:formula="of:=IFERROR(LEFT([.B86];SEARCH(&quot;.&quot;;[.B86])-1);[.B86])" office:value-type="string" office:string-value="companion-platform" calcext:value-type="string">
            <text:p>companion-platform</text:p>
          </table:table-cell>
          <table:table-cell table:style-name="ce16" table:formula="of:=COM.MICROSOFT.TEXTJOIN(&quot;','&quot;;1;&quot;[&quot;;[.D86:.I86];&quot;]&quot;)" office:value-type="string" office:string-value="[','garden ','share','tutorials',']" calcext:value-type="string">
            <text:p>[','garden ','share','tutorials',']</text:p>
          </table:table-cell>
          <table:table-cell table:formula="of:=COM.MICROSOFT.TEXTJOIN(&quot;&quot;;1;&quot;chromium --headless --disable-gpu --enable-logging --screenshot=&quot;;[.J86];&quot;.png --hide-scrollbars --window-size=1440,900 https://&quot;;[.B86])" office:value-type="string" office:string-value="chromium --headless --disable-gpu --enable-logging --screenshot=companion-platform.png --hide-scrollbars --window-size=1440,900 https://companion-platform.org/habitats" calcext:value-type="string">
            <text:p>chromium --headless --disable-gpu --enable-logging --screenshot=companion-platform.png --hide-scrollbars --window-size=1440,900 https://companion-platform.org/habitat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iku-Haiku</text:p>
          </table:table-cell>
          <table:table-cell office:value-type="string" calcext:value-type="string">
            <text:p>haiku-haiku.netlify.app/</text:p>
          </table:table-cell>
          <table:table-cell office:value-type="string" calcext:value-type="string">
            <text:p>People can collaborate to mix their sentences on haiku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ems</text:p>
          </table:table-cell>
          <table:table-cell office:value-type="string" calcext:value-type="string">
            <text:p>soft</text:p>
          </table:table-cell>
          <table:table-cell table:number-columns-repeated="3"/>
          <table:table-cell table:formula="of:=IFERROR(LEFT([.B87];SEARCH(&quot;.&quot;;[.B87])-1);[.B87])" office:value-type="string" office:string-value="haiku-haiku" calcext:value-type="string">
            <text:p>haiku-haiku</text:p>
          </table:table-cell>
          <table:table-cell table:style-name="ce16" table:formula="of:=COM.MICROSOFT.TEXTJOIN(&quot;','&quot;;1;&quot;[&quot;;[.D87:.I87];&quot;]&quot;)" office:value-type="string" office:string-value="[','text','poems','soft',']" calcext:value-type="string">
            <text:p>[','text','poems','soft',']</text:p>
          </table:table-cell>
          <table:table-cell table:formula="of:=COM.MICROSOFT.TEXTJOIN(&quot;&quot;;1;&quot;chromium --headless --disable-gpu --enable-logging --screenshot=&quot;;[.J87];&quot;.png --hide-scrollbars --window-size=1440,900 https://&quot;;[.B87])" office:value-type="string" office:string-value="chromium --headless --disable-gpu --enable-logging --screenshot=haiku-haiku.png --hide-scrollbars --window-size=1440,900 https://haiku-haiku.netlify.app/" calcext:value-type="string">
            <text:p>chromium --headless --disable-gpu --enable-logging --screenshot=haiku-haiku.png --hide-scrollbars --window-size=1440,900 https://haiku-haiku.netlify.app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mmlung Paul Heimbach Künstlerbücher Kataloge</text:p>
          </table:table-cell>
          <table:table-cell office:value-type="string" calcext:value-type="string">
            <text:p>artype.de/Sammlung/</text:p>
          </table:table-cell>
          <table:table-cell office:value-type="string" calcext:value-type="string">
            <text:p>Catalogue of authors, artist, signatures, books, art…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llection</text:p>
          </table:table-cell>
          <table:table-cell table:number-columns-repeated="4"/>
          <table:table-cell table:formula="of:=IFERROR(LEFT([.B88];SEARCH(&quot;.&quot;;[.B88])-1);[.B88])" office:value-type="string" office:string-value="artype" calcext:value-type="string">
            <text:p>artype</text:p>
          </table:table-cell>
          <table:table-cell table:style-name="ce16" table:formula="of:=COM.MICROSOFT.TEXTJOIN(&quot;','&quot;;1;&quot;[&quot;;[.D88:.I88];&quot;]&quot;)" office:value-type="string" office:string-value="[','book','collection',']" calcext:value-type="string">
            <text:p>[','book','collection',']</text:p>
          </table:table-cell>
          <table:table-cell table:formula="of:=COM.MICROSOFT.TEXTJOIN(&quot;&quot;;1;&quot;chromium --headless --disable-gpu --enable-logging --screenshot=&quot;;[.J88];&quot;.png --hide-scrollbars --window-size=1440,900 https://&quot;;[.B88])" office:value-type="string" office:string-value="chromium --headless --disable-gpu --enable-logging --screenshot=artype.png --hide-scrollbars --window-size=1440,900 https://artype.de/Sammlung/" calcext:value-type="string">
            <text:p>chromium --headless --disable-gpu --enable-logging --screenshot=artype.png --hide-scrollbars --window-size=1440,900 https://artype.de/Sammlung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 real site of Sohyeon</text:p>
          </table:table-cell>
          <table:table-cell office:value-type="string" calcext:value-type="string">
            <text:p>arealsiteofsohyeon.neocities.org/</text:p>
          </table:table-cell>
          <table:table-cell office:value-type="string" calcext:value-type="string">
            <text:p>Playful website from the artist Sohyeon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navigation</text:p>
          </table:table-cell>
          <table:table-cell table:number-columns-repeated="4"/>
          <table:table-cell table:formula="of:=IFERROR(LEFT([.B89];SEARCH(&quot;.&quot;;[.B89])-1);[.B89])" office:value-type="string" office:string-value="arealsiteofsohyeon" calcext:value-type="string">
            <text:p>arealsiteofsohyeon</text:p>
          </table:table-cell>
          <table:table-cell table:style-name="ce16" table:formula="of:=COM.MICROSOFT.TEXTJOIN(&quot;','&quot;;1;&quot;[&quot;;[.D89:.I89];&quot;]&quot;)" office:value-type="string" office:string-value="[','gradient','navigation',']" calcext:value-type="string">
            <text:p>[','gradient','navigation',']</text:p>
          </table:table-cell>
          <table:table-cell table:formula="of:=COM.MICROSOFT.TEXTJOIN(&quot;&quot;;1;&quot;chromium --headless --disable-gpu --enable-logging --screenshot=&quot;;[.J89];&quot;.png --hide-scrollbars --window-size=1440,900 https://&quot;;[.B89])" office:value-type="string" office:string-value="chromium --headless --disable-gpu --enable-logging --screenshot=arealsiteofsohyeon.png --hide-scrollbars --window-size=1440,900 https://arealsiteofsohyeon.neocities.org/" calcext:value-type="string">
            <text:p>chromium --headless --disable-gpu --enable-logging --screenshot=arealsiteofsohyeon.png --hide-scrollbars --window-size=1440,900 https://arealsiteofsohyeon.neocities.org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UT Magazine</text:p>
          </table:table-cell>
          <table:table-cell office:value-type="string" calcext:value-type="string">
            <text:p>gutmagazine.com/</text:p>
          </table:table-cell>
          <table:table-cell office:value-type="string" calcext:value-type="string">
            <text:p>Clay font for this Londo-based magazine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formula="of:=IFERROR(LEFT([.B90];SEARCH(&quot;.&quot;;[.B90])-1);[.B90])" office:value-type="string" office:string-value="gutmagazine" calcext:value-type="string">
            <text:p>gutmagazine</text:p>
          </table:table-cell>
          <table:table-cell table:style-name="ce16" table:formula="of:=COM.MICROSOFT.TEXTJOIN(&quot;','&quot;;1;&quot;[&quot;;[.D90:.I90];&quot;]&quot;)" office:value-type="string" office:string-value="[','3D','text',']" calcext:value-type="string">
            <text:p>[','3D','text',']</text:p>
          </table:table-cell>
          <table:table-cell table:formula="of:=COM.MICROSOFT.TEXTJOIN(&quot;&quot;;1;&quot;chromium --headless --disable-gpu --enable-logging --screenshot=&quot;;[.J90];&quot;.png --hide-scrollbars --window-size=1440,900 https://&quot;;[.B90])" office:value-type="string" office:string-value="chromium --headless --disable-gpu --enable-logging --screenshot=gutmagazine.png --hide-scrollbars --window-size=1440,900 https://gutmagazine.com/" calcext:value-type="string">
            <text:p>chromium --headless --disable-gpu --enable-logging --screenshot=gutmagazine.png --hide-scrollbars --window-size=1440,900 https://gutmagazine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nne Carty</text:p>
          </table:table-cell>
          <table:table-cell office:value-type="string" calcext:value-type="string">
            <text:p>lynnecarty.info/</text:p>
          </table:table-cell>
          <table:table-cell office:value-type="string" calcext:value-type="string">
            <text:p>Website from the illustrator Lynne Carty, where type of content is organised like island 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llection</text:p>
          </table:table-cell>
          <table:table-cell table:number-columns-repeated="3"/>
          <table:table-cell table:formula="of:=IFERROR(LEFT([.B91];SEARCH(&quot;.&quot;;[.B91])-1);[.B91])" office:value-type="string" office:string-value="lynnecarty" calcext:value-type="string">
            <text:p>lynnecarty</text:p>
          </table:table-cell>
          <table:table-cell table:style-name="ce16" table:formula="of:=COM.MICROSOFT.TEXTJOIN(&quot;','&quot;;1;&quot;[&quot;;[.D91:.I91];&quot;]&quot;)" office:value-type="string" office:string-value="[','navigation','images','collection',']" calcext:value-type="string">
            <text:p>[','navigation','images','collection',']</text:p>
          </table:table-cell>
          <table:table-cell table:formula="of:=COM.MICROSOFT.TEXTJOIN(&quot;&quot;;1;&quot;chromium --headless --disable-gpu --enable-logging --screenshot=&quot;;[.J91];&quot;.png --hide-scrollbars --window-size=1440,900 https://&quot;;[.B91])" office:value-type="string" office:string-value="chromium --headless --disable-gpu --enable-logging --screenshot=lynnecarty.png --hide-scrollbars --window-size=1440,900 https://lynnecarty.info/" calcext:value-type="string">
            <text:p>chromium --headless --disable-gpu --enable-logging --screenshot=lynnecarty.png --hide-scrollbars --window-size=1440,900 https://lynnecarty.info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ierre Rousseau</text:p>
          </table:table-cell>
          <table:table-cell office:value-type="string" calcext:value-type="string">
            <text:p>pierrerousseau.info/</text:p>
          </table:table-cell>
          <table:table-cell office:value-type="string" calcext:value-type="string">
            <text:p>Website of the music maker Pierre Rousseau playing with some tension between the font and geome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black&amp;white</text:p>
          </table:table-cell>
          <table:table-cell table:number-columns-repeated="3"/>
          <table:table-cell table:formula="of:=IFERROR(LEFT([.B92];SEARCH(&quot;.&quot;;[.B92])-1);[.B92])" office:value-type="string" office:string-value="pierrerousseau" calcext:value-type="string">
            <text:p>pierrerousseau</text:p>
          </table:table-cell>
          <table:table-cell table:style-name="ce16" table:formula="of:=COM.MICROSOFT.TEXTJOIN(&quot;','&quot;;1;&quot;[&quot;;[.D92:.I92];&quot;]&quot;)" office:value-type="string" office:string-value="[','geometry','click','black&amp;white',']" calcext:value-type="string">
            <text:p>[','geometry','click','black&amp;white',']</text:p>
          </table:table-cell>
          <table:table-cell table:formula="of:=COM.MICROSOFT.TEXTJOIN(&quot;&quot;;1;&quot;chromium --headless --disable-gpu --enable-logging --screenshot=&quot;;[.J92];&quot;.png --hide-scrollbars --window-size=1440,900 https://&quot;;[.B92])" office:value-type="string" office:string-value="chromium --headless --disable-gpu --enable-logging --screenshot=pierrerousseau.png --hide-scrollbars --window-size=1440,900 https://pierrerousseau.info/" calcext:value-type="string">
            <text:p>chromium --headless --disable-gpu --enable-logging --screenshot=pierrerousseau.png --hide-scrollbars --window-size=1440,900 https://pierrerousseau.info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de societies cooperative web page</text:p>
          </table:table-cell>
          <table:table-cell office:value-type="string" calcext:value-type="string">
            <text:p>sfpc.io/codesocieties_students/</text:p>
          </table:table-cell>
          <table:table-cell office:value-type="string" calcext:value-type="string">
            <text:p>Shared content from the School for Poetic Computation (SFPC)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mages</text:p>
          </table:table-cell>
          <table:table-cell table:number-columns-repeated="2"/>
          <table:table-cell table:formula="of:=IFERROR(LEFT([.B93];SEARCH(&quot;.&quot;;[.B93])-1);[.B93])" office:value-type="string" office:string-value="sfpc" calcext:value-type="string">
            <text:p>sfpc</text:p>
          </table:table-cell>
          <table:table-cell table:style-name="ce16" table:formula="of:=COM.MICROSOFT.TEXTJOIN(&quot;','&quot;;1;&quot;[&quot;;[.D93:.I93];&quot;]&quot;)" office:value-type="string" office:string-value="[','collection','colors','text','images',']" calcext:value-type="string">
            <text:p>[','collection','colors','text','images',']</text:p>
          </table:table-cell>
          <table:table-cell table:formula="of:=COM.MICROSOFT.TEXTJOIN(&quot;&quot;;1;&quot;chromium --headless --disable-gpu --enable-logging --screenshot=&quot;;[.J93];&quot;.png --hide-scrollbars --window-size=1440,900 https://&quot;;[.B93])" office:value-type="string" office:string-value="chromium --headless --disable-gpu --enable-logging --screenshot=sfpc.png --hide-scrollbars --window-size=1440,900 https://sfpc.io/codesocieties_students/" calcext:value-type="string">
            <text:p>chromium --headless --disable-gpu --enable-logging --screenshot=sfpc.png --hide-scrollbars --window-size=1440,900 https://sfpc.io/codesocieties_students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w-i-experience-web-today.com</text:p>
          </table:table-cell>
          <table:table-cell office:value-type="string" calcext:value-type="string">
            <text:p>how-i-experience-web-today.com/</text:p>
          </table:table-cell>
          <table:table-cell office:value-type="string" calcext:value-type="string">
            <text:p>A vision of the profitable/modern web</text:p>
          </table:table-cell>
          <table:table-cell table:number-columns-repeated="6"/>
          <table:table-cell table:formula="of:=IFERROR(LEFT([.B94];SEARCH(&quot;.&quot;;[.B94])-1);[.B94])" office:value-type="string" office:string-value="how-i-experience-web-today" calcext:value-type="string">
            <text:p>how-i-experience-web-today</text:p>
          </table:table-cell>
          <table:table-cell table:style-name="ce16" table:formula="of:=COM.MICROSOFT.TEXTJOIN(&quot;','&quot;;1;&quot;[&quot;;[.D94:.I94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94];&quot;.png --hide-scrollbars --window-size=1440,900 https://&quot;;[.B94])" office:value-type="string" office:string-value="chromium --headless --disable-gpu --enable-logging --screenshot=how-i-experience-web-today.png --hide-scrollbars --window-size=1440,900 https://how-i-experience-web-today.com/" calcext:value-type="string">
            <text:p>chromium --headless --disable-gpu --enable-logging --screenshot=how-i-experience-web-today.png --hide-scrollbars --window-size=1440,900 https://how-i-experience-web-today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uckerberg.smile</text:p>
          </table:table-cell>
          <table:table-cell office:value-type="string" calcext:value-type="string">
            <text:p>terkelg.github.io/zuckerberg.smile/</text:p>
          </table:table-cell>
          <table:table-cell office:value-type="string" calcext:value-type="string">
            <text:p>Customize Mark’s smile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customize</text:p>
          </table:table-cell>
          <table:table-cell table:number-columns-repeated="4"/>
          <table:table-cell table:formula="of:=IFERROR(LEFT([.B95];SEARCH(&quot;.&quot;;[.B95])-1);[.B95])" office:value-type="string" office:string-value="terkelg" calcext:value-type="string">
            <text:p>terkelg</text:p>
          </table:table-cell>
          <table:table-cell table:style-name="ce16" table:formula="of:=COM.MICROSOFT.TEXTJOIN(&quot;','&quot;;1;&quot;[&quot;;[.D95:.I95];&quot;]&quot;)" office:value-type="string" office:string-value="[','slider','customize',']" calcext:value-type="string">
            <text:p>[','slider','customize',']</text:p>
          </table:table-cell>
          <table:table-cell table:formula="of:=COM.MICROSOFT.TEXTJOIN(&quot;&quot;;1;&quot;chromium --headless --disable-gpu --enable-logging --screenshot=&quot;;[.J95];&quot;.png --hide-scrollbars --window-size=1440,900 https://&quot;;[.B95])" office:value-type="string" office:string-value="chromium --headless --disable-gpu --enable-logging --screenshot=terkelg.png --hide-scrollbars --window-size=1440,900 https://terkelg.github.io/zuckerberg.smile/" calcext:value-type="string">
            <text:p>chromium --headless --disable-gpu --enable-logging --screenshot=terkelg.png --hide-scrollbars --window-size=1440,900 https://terkelg.github.io/zuckerberg.smil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pen that window .com by rafaël rozendaal, 2014</text:p>
          </table:table-cell>
          <table:table-cell office:value-type="string" calcext:value-type="string">
            <text:p>openthatwindow.com/</text:p>
          </table:table-cell>
          <table:table-cell office:value-type="string" calcext:value-type="string">
            <text:p>This window protect us from the city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sound</text:p>
          </table:table-cell>
          <table:table-cell table:number-columns-repeated="4"/>
          <table:table-cell table:formula="of:=IFERROR(LEFT([.B96];SEARCH(&quot;.&quot;;[.B96])-1);[.B96])" office:value-type="string" office:string-value="openthatwindow" calcext:value-type="string">
            <text:p>openthatwindow</text:p>
          </table:table-cell>
          <table:table-cell table:style-name="ce16" table:formula="of:=COM.MICROSOFT.TEXTJOIN(&quot;','&quot;;1;&quot;[&quot;;[.D96:.I96];&quot;]&quot;)" office:value-type="string" office:string-value="[','gradient','sound',']" calcext:value-type="string">
            <text:p>[','gradient','sound',']</text:p>
          </table:table-cell>
          <table:table-cell table:formula="of:=COM.MICROSOFT.TEXTJOIN(&quot;&quot;;1;&quot;chromium --headless --disable-gpu --enable-logging --screenshot=&quot;;[.J96];&quot;.png --hide-scrollbars --window-size=1440,900 https://&quot;;[.B96])" office:value-type="string" office:string-value="chromium --headless --disable-gpu --enable-logging --screenshot=openthatwindow.png --hide-scrollbars --window-size=1440,900 https://openthatwindow.com/" calcext:value-type="string">
            <text:p>chromium --headless --disable-gpu --enable-logging --screenshot=openthatwindow.png --hide-scrollbars --window-size=1440,900 https://openthatwindow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s it Thursday</text:p>
          </table:table-cell>
          <table:table-cell office:value-type="string" calcext:value-type="string">
            <text:p>isitthursday.org/</text:p>
          </table:table-cell>
          <table:table-cell office:value-type="string" calcext:value-type="string">
            <text:p>Are we on really on thursday?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raw</text:p>
          </table:table-cell>
          <table:table-cell table:number-columns-repeated="4"/>
          <table:table-cell table:formula="of:=IFERROR(LEFT([.B97];SEARCH(&quot;.&quot;;[.B97])-1);[.B97])" office:value-type="string" office:string-value="isitthursday" calcext:value-type="string">
            <text:p>isitthursday</text:p>
          </table:table-cell>
          <table:table-cell table:style-name="ce16" table:formula="of:=COM.MICROSOFT.TEXTJOIN(&quot;','&quot;;1;&quot;[&quot;;[.D97:.I97];&quot;]&quot;)" office:value-type="string" office:string-value="[','humor','raw',']" calcext:value-type="string">
            <text:p>[','humor','raw',']</text:p>
          </table:table-cell>
          <table:table-cell table:formula="of:=COM.MICROSOFT.TEXTJOIN(&quot;&quot;;1;&quot;chromium --headless --disable-gpu --enable-logging --screenshot=&quot;;[.J97];&quot;.png --hide-scrollbars --window-size=1440,900 https://&quot;;[.B97])" office:value-type="string" office:string-value="chromium --headless --disable-gpu --enable-logging --screenshot=isitthursday.png --hide-scrollbars --window-size=1440,900 https://isitthursday.org/" calcext:value-type="string">
            <text:p>chromium --headless --disable-gpu --enable-logging --screenshot=isitthursday.png --hide-scrollbars --window-size=1440,900 https://isitthursday.org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2p sunset</text:p>
          </table:table-cell>
          <table:table-cell office:value-type="string" calcext:value-type="string">
            <text:p>duskjacket.com/SUNSET/</text:p>
          </table:table-cell>
          <table:table-cell office:value-type="string" calcext:value-type="string">
            <text:p>Invite someone to share this sunse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gradient</text:p>
          </table:table-cell>
          <table:table-cell table:number-columns-repeated="4"/>
          <table:table-cell table:formula="of:=IFERROR(LEFT([.B98];SEARCH(&quot;.&quot;;[.B98])-1);[.B98])" office:value-type="string" office:string-value="duskjacket" calcext:value-type="string">
            <text:p>duskjacket</text:p>
          </table:table-cell>
          <table:table-cell table:style-name="ce16" table:formula="of:=COM.MICROSOFT.TEXTJOIN(&quot;','&quot;;1;&quot;[&quot;;[.D98:.I98];&quot;]&quot;)" office:value-type="string" office:string-value="[','share','gradient',']" calcext:value-type="string">
            <text:p>[','share','gradient',']</text:p>
          </table:table-cell>
          <table:table-cell table:formula="of:=COM.MICROSOFT.TEXTJOIN(&quot;&quot;;1;&quot;chromium --headless --disable-gpu --enable-logging --screenshot=&quot;;[.J98];&quot;.png --hide-scrollbars --window-size=1440,900 https://&quot;;[.B98])" office:value-type="string" office:string-value="chromium --headless --disable-gpu --enable-logging --screenshot=duskjacket.png --hide-scrollbars --window-size=1440,900 https://duskjacket.com/SUNSET/" calcext:value-type="string">
            <text:p>chromium --headless --disable-gpu --enable-logging --screenshot=duskjacket.png --hide-scrollbars --window-size=1440,900 https://duskjacket.com/SUNSET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99];SEARCH(&quot;.&quot;;[.B99])-1);[.B99])" office:value-type="float" office:value="0" calcext:value-type="float">
            <text:p>0</text:p>
          </table:table-cell>
          <table:table-cell table:style-name="ce16" table:formula="of:=COM.MICROSOFT.TEXTJOIN(&quot;','&quot;;1;&quot;[&quot;;[.D99:.I99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99];&quot;.png --hide-scrollbars --window-size=1440,900 https://&quot;;[.B99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0];SEARCH(&quot;.&quot;;[.B100])-1);[.B100])" office:value-type="float" office:value="0" calcext:value-type="float">
            <text:p>0</text:p>
          </table:table-cell>
          <table:table-cell table:style-name="ce16" table:formula="of:=COM.MICROSOFT.TEXTJOIN(&quot;','&quot;;1;&quot;[&quot;;[.D100:.I100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0];&quot;.png --hide-scrollbars --window-size=1440,900 https://&quot;;[.B100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1];SEARCH(&quot;.&quot;;[.B101])-1);[.B101])" office:value-type="float" office:value="0" calcext:value-type="float">
            <text:p>0</text:p>
          </table:table-cell>
          <table:table-cell table:style-name="ce16" table:formula="of:=COM.MICROSOFT.TEXTJOIN(&quot;','&quot;;1;&quot;[&quot;;[.D101:.I101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1];&quot;.png --hide-scrollbars --window-size=1440,900 https://&quot;;[.B101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2];SEARCH(&quot;.&quot;;[.B102])-1);[.B102])" office:value-type="float" office:value="0" calcext:value-type="float">
            <text:p>0</text:p>
          </table:table-cell>
          <table:table-cell table:style-name="ce16" table:formula="of:=COM.MICROSOFT.TEXTJOIN(&quot;','&quot;;1;&quot;[&quot;;[.D102:.I102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2];&quot;.png --hide-scrollbars --window-size=1440,900 https://&quot;;[.B102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3];SEARCH(&quot;.&quot;;[.B103])-1);[.B103])" office:value-type="float" office:value="0" calcext:value-type="float">
            <text:p>0</text:p>
          </table:table-cell>
          <table:table-cell table:style-name="ce16" table:formula="of:=COM.MICROSOFT.TEXTJOIN(&quot;','&quot;;1;&quot;[&quot;;[.D103:.I103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3];&quot;.png --hide-scrollbars --window-size=1440,900 https://&quot;;[.B103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4];SEARCH(&quot;.&quot;;[.B104])-1);[.B104])" office:value-type="float" office:value="0" calcext:value-type="float">
            <text:p>0</text:p>
          </table:table-cell>
          <table:table-cell table:style-name="ce16" table:formula="of:=COM.MICROSOFT.TEXTJOIN(&quot;','&quot;;1;&quot;[&quot;;[.D104:.I104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4];&quot;.png --hide-scrollbars --window-size=1440,900 https://&quot;;[.B104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5];SEARCH(&quot;.&quot;;[.B105])-1);[.B105])" office:value-type="float" office:value="0" calcext:value-type="float">
            <text:p>0</text:p>
          </table:table-cell>
          <table:table-cell table:style-name="ce16" table:formula="of:=COM.MICROSOFT.TEXTJOIN(&quot;','&quot;;1;&quot;[&quot;;[.D105:.I105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5];&quot;.png --hide-scrollbars --window-size=1440,900 https://&quot;;[.B105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6];SEARCH(&quot;.&quot;;[.B106])-1);[.B106])" office:value-type="float" office:value="0" calcext:value-type="float">
            <text:p>0</text:p>
          </table:table-cell>
          <table:table-cell table:style-name="ce16" table:formula="of:=COM.MICROSOFT.TEXTJOIN(&quot;','&quot;;1;&quot;[&quot;;[.D106:.I106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6];&quot;.png --hide-scrollbars --window-size=1440,900 https://&quot;;[.B106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7];SEARCH(&quot;.&quot;;[.B107])-1);[.B107])" office:value-type="float" office:value="0" calcext:value-type="float">
            <text:p>0</text:p>
          </table:table-cell>
          <table:table-cell table:style-name="ce16" table:formula="of:=COM.MICROSOFT.TEXTJOIN(&quot;','&quot;;1;&quot;[&quot;;[.D107:.I107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7];&quot;.png --hide-scrollbars --window-size=1440,900 https://&quot;;[.B107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8];SEARCH(&quot;.&quot;;[.B108])-1);[.B108])" office:value-type="float" office:value="0" calcext:value-type="float">
            <text:p>0</text:p>
          </table:table-cell>
          <table:table-cell table:style-name="ce16" table:formula="of:=COM.MICROSOFT.TEXTJOIN(&quot;','&quot;;1;&quot;[&quot;;[.D108:.I108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8];&quot;.png --hide-scrollbars --window-size=1440,900 https://&quot;;[.B108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09];SEARCH(&quot;.&quot;;[.B109])-1);[.B109])" office:value-type="float" office:value="0" calcext:value-type="float">
            <text:p>0</text:p>
          </table:table-cell>
          <table:table-cell table:style-name="ce16" table:formula="of:=COM.MICROSOFT.TEXTJOIN(&quot;','&quot;;1;&quot;[&quot;;[.D109:.I109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09];&quot;.png --hide-scrollbars --window-size=1440,900 https://&quot;;[.B109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0];SEARCH(&quot;.&quot;;[.B110])-1);[.B110])" office:value-type="float" office:value="0" calcext:value-type="float">
            <text:p>0</text:p>
          </table:table-cell>
          <table:table-cell table:style-name="ce16" table:formula="of:=COM.MICROSOFT.TEXTJOIN(&quot;','&quot;;1;&quot;[&quot;;[.D110:.I110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0];&quot;.png --hide-scrollbars --window-size=1440,900 https://&quot;;[.B110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1];SEARCH(&quot;.&quot;;[.B111])-1);[.B111])" office:value-type="float" office:value="0" calcext:value-type="float">
            <text:p>0</text:p>
          </table:table-cell>
          <table:table-cell table:style-name="ce16" table:formula="of:=COM.MICROSOFT.TEXTJOIN(&quot;','&quot;;1;&quot;[&quot;;[.D111:.I111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1];&quot;.png --hide-scrollbars --window-size=1440,900 https://&quot;;[.B111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2];SEARCH(&quot;.&quot;;[.B112])-1);[.B112])" office:value-type="float" office:value="0" calcext:value-type="float">
            <text:p>0</text:p>
          </table:table-cell>
          <table:table-cell table:style-name="ce16" table:formula="of:=COM.MICROSOFT.TEXTJOIN(&quot;','&quot;;1;&quot;[&quot;;[.D112:.I112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2];&quot;.png --hide-scrollbars --window-size=1440,900 https://&quot;;[.B112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3];SEARCH(&quot;.&quot;;[.B113])-1);[.B113])" office:value-type="float" office:value="0" calcext:value-type="float">
            <text:p>0</text:p>
          </table:table-cell>
          <table:table-cell table:style-name="ce16" table:formula="of:=COM.MICROSOFT.TEXTJOIN(&quot;','&quot;;1;&quot;[&quot;;[.D113:.I113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3];&quot;.png --hide-scrollbars --window-size=1440,900 https://&quot;;[.B113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4];SEARCH(&quot;.&quot;;[.B114])-1);[.B114])" office:value-type="float" office:value="0" calcext:value-type="float">
            <text:p>0</text:p>
          </table:table-cell>
          <table:table-cell table:style-name="ce16" table:formula="of:=COM.MICROSOFT.TEXTJOIN(&quot;','&quot;;1;&quot;[&quot;;[.D114:.I114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4];&quot;.png --hide-scrollbars --window-size=1440,900 https://&quot;;[.B114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5];SEARCH(&quot;.&quot;;[.B115])-1);[.B115])" office:value-type="float" office:value="0" calcext:value-type="float">
            <text:p>0</text:p>
          </table:table-cell>
          <table:table-cell table:style-name="ce16" table:formula="of:=COM.MICROSOFT.TEXTJOIN(&quot;','&quot;;1;&quot;[&quot;;[.D115:.I115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5];&quot;.png --hide-scrollbars --window-size=1440,900 https://&quot;;[.B115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6];SEARCH(&quot;.&quot;;[.B116])-1);[.B116])" office:value-type="float" office:value="0" calcext:value-type="float">
            <text:p>0</text:p>
          </table:table-cell>
          <table:table-cell table:style-name="ce16" table:formula="of:=COM.MICROSOFT.TEXTJOIN(&quot;','&quot;;1;&quot;[&quot;;[.D116:.I116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6];&quot;.png --hide-scrollbars --window-size=1440,900 https://&quot;;[.B116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7];SEARCH(&quot;.&quot;;[.B117])-1);[.B117])" office:value-type="float" office:value="0" calcext:value-type="float">
            <text:p>0</text:p>
          </table:table-cell>
          <table:table-cell table:style-name="ce16" table:formula="of:=COM.MICROSOFT.TEXTJOIN(&quot;','&quot;;1;&quot;[&quot;;[.D117:.I117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7];&quot;.png --hide-scrollbars --window-size=1440,900 https://&quot;;[.B117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8];SEARCH(&quot;.&quot;;[.B118])-1);[.B118])" office:value-type="float" office:value="0" calcext:value-type="float">
            <text:p>0</text:p>
          </table:table-cell>
          <table:table-cell table:style-name="ce16" table:formula="of:=COM.MICROSOFT.TEXTJOIN(&quot;','&quot;;1;&quot;[&quot;;[.D118:.I118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8];&quot;.png --hide-scrollbars --window-size=1440,900 https://&quot;;[.B118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19];SEARCH(&quot;.&quot;;[.B119])-1);[.B119])" office:value-type="float" office:value="0" calcext:value-type="float">
            <text:p>0</text:p>
          </table:table-cell>
          <table:table-cell table:style-name="ce16" table:formula="of:=COM.MICROSOFT.TEXTJOIN(&quot;','&quot;;1;&quot;[&quot;;[.D119:.I119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19];&quot;.png --hide-scrollbars --window-size=1440,900 https://&quot;;[.B119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0];SEARCH(&quot;.&quot;;[.B120])-1);[.B120])" office:value-type="float" office:value="0" calcext:value-type="float">
            <text:p>0</text:p>
          </table:table-cell>
          <table:table-cell table:style-name="ce16" table:formula="of:=COM.MICROSOFT.TEXTJOIN(&quot;','&quot;;1;&quot;[&quot;;[.D120:.I120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0];&quot;.png --hide-scrollbars --window-size=1440,900 https://&quot;;[.B120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1];SEARCH(&quot;.&quot;;[.B121])-1);[.B121])" office:value-type="float" office:value="0" calcext:value-type="float">
            <text:p>0</text:p>
          </table:table-cell>
          <table:table-cell table:style-name="ce16" table:formula="of:=COM.MICROSOFT.TEXTJOIN(&quot;','&quot;;1;&quot;[&quot;;[.D121:.I121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1];&quot;.png --hide-scrollbars --window-size=1440,900 https://&quot;;[.B121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2];SEARCH(&quot;.&quot;;[.B122])-1);[.B122])" office:value-type="float" office:value="0" calcext:value-type="float">
            <text:p>0</text:p>
          </table:table-cell>
          <table:table-cell table:style-name="ce16" table:formula="of:=COM.MICROSOFT.TEXTJOIN(&quot;','&quot;;1;&quot;[&quot;;[.D122:.I122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2];&quot;.png --hide-scrollbars --window-size=1440,900 https://&quot;;[.B122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3];SEARCH(&quot;.&quot;;[.B123])-1);[.B123])" office:value-type="float" office:value="0" calcext:value-type="float">
            <text:p>0</text:p>
          </table:table-cell>
          <table:table-cell table:style-name="ce16" table:formula="of:=COM.MICROSOFT.TEXTJOIN(&quot;','&quot;;1;&quot;[&quot;;[.D123:.I123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3];&quot;.png --hide-scrollbars --window-size=1440,900 https://&quot;;[.B123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4];SEARCH(&quot;.&quot;;[.B124])-1);[.B124])" office:value-type="float" office:value="0" calcext:value-type="float">
            <text:p>0</text:p>
          </table:table-cell>
          <table:table-cell table:style-name="ce16" table:formula="of:=COM.MICROSOFT.TEXTJOIN(&quot;','&quot;;1;&quot;[&quot;;[.D124:.I124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4];&quot;.png --hide-scrollbars --window-size=1440,900 https://&quot;;[.B124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5];SEARCH(&quot;.&quot;;[.B125])-1);[.B125])" office:value-type="float" office:value="0" calcext:value-type="float">
            <text:p>0</text:p>
          </table:table-cell>
          <table:table-cell table:style-name="ce16" table:formula="of:=COM.MICROSOFT.TEXTJOIN(&quot;','&quot;;1;&quot;[&quot;;[.D125:.I125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5];&quot;.png --hide-scrollbars --window-size=1440,900 https://&quot;;[.B125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6];SEARCH(&quot;.&quot;;[.B126])-1);[.B126])" office:value-type="float" office:value="0" calcext:value-type="float">
            <text:p>0</text:p>
          </table:table-cell>
          <table:table-cell table:style-name="ce16" table:formula="of:=COM.MICROSOFT.TEXTJOIN(&quot;','&quot;;1;&quot;[&quot;;[.D126:.I126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6];&quot;.png --hide-scrollbars --window-size=1440,900 https://&quot;;[.B126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7];SEARCH(&quot;.&quot;;[.B127])-1);[.B127])" office:value-type="float" office:value="0" calcext:value-type="float">
            <text:p>0</text:p>
          </table:table-cell>
          <table:table-cell table:style-name="ce16" table:formula="of:=COM.MICROSOFT.TEXTJOIN(&quot;','&quot;;1;&quot;[&quot;;[.D127:.I127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7];&quot;.png --hide-scrollbars --window-size=1440,900 https://&quot;;[.B127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8];SEARCH(&quot;.&quot;;[.B128])-1);[.B128])" office:value-type="float" office:value="0" calcext:value-type="float">
            <text:p>0</text:p>
          </table:table-cell>
          <table:table-cell table:style-name="ce16" table:formula="of:=COM.MICROSOFT.TEXTJOIN(&quot;','&quot;;1;&quot;[&quot;;[.D128:.I128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8];&quot;.png --hide-scrollbars --window-size=1440,900 https://&quot;;[.B128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29];SEARCH(&quot;.&quot;;[.B129])-1);[.B129])" office:value-type="float" office:value="0" calcext:value-type="float">
            <text:p>0</text:p>
          </table:table-cell>
          <table:table-cell table:style-name="ce16" table:formula="of:=COM.MICROSOFT.TEXTJOIN(&quot;','&quot;;1;&quot;[&quot;;[.D129:.I129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29];&quot;.png --hide-scrollbars --window-size=1440,900 https://&quot;;[.B129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30];SEARCH(&quot;.&quot;;[.B130])-1);[.B130])" office:value-type="float" office:value="0" calcext:value-type="float">
            <text:p>0</text:p>
          </table:table-cell>
          <table:table-cell table:style-name="ce16" table:formula="of:=COM.MICROSOFT.TEXTJOIN(&quot;','&quot;;1;&quot;[&quot;;[.D130:.I130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30];&quot;.png --hide-scrollbars --window-size=1440,900 https://&quot;;[.B130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31];SEARCH(&quot;.&quot;;[.B131])-1);[.B131])" office:value-type="float" office:value="0" calcext:value-type="float">
            <text:p>0</text:p>
          </table:table-cell>
          <table:table-cell table:style-name="ce16" table:formula="of:=COM.MICROSOFT.TEXTJOIN(&quot;','&quot;;1;&quot;[&quot;;[.D131:.I131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31];&quot;.png --hide-scrollbars --window-size=1440,900 https://&quot;;[.B131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IFERROR(LEFT([.B132];SEARCH(&quot;.&quot;;[.B132])-1);[.B132])" office:value-type="float" office:value="0" calcext:value-type="float">
            <text:p>0</text:p>
          </table:table-cell>
          <table:table-cell table:style-name="ce16" table:formula="of:=COM.MICROSOFT.TEXTJOIN(&quot;','&quot;;1;&quot;[&quot;;[.D132:.I132];&quot;]&quot;)" office:value-type="string" office:string-value="[',']" calcext:value-type="string">
            <text:p>[',']</text:p>
          </table:table-cell>
          <table:table-cell table:formula="of:=COM.MICROSOFT.TEXTJOIN(&quot;&quot;;1;&quot;chromium --headless --disable-gpu --enable-logging --screenshot=&quot;;[.J132];&quot;.png --hide-scrollbars --window-size=1440,900 https://&quot;;[.B132])" office:value-type="string" office:string-value="chromium --headless --disable-gpu --enable-logging --screenshot=.png --hide-scrollbars --window-size=1440,900 https://" calcext:value-type="string">
            <text:p>chromium --headless --disable-gpu --enable-logging --screenshot=.png --hide-scrollbars --window-size=1440,900 https://</text:p>
          </table:table-cell>
          <table:table-cell table:number-columns-repeated="16371"/>
        </table:table-row>
        <table:table-row table:style-name="ro1" table:number-rows-repeated="1048443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data.A1:data.L4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23:47:16.316348668</dc:date>
    <meta:editing-duration>P1DT5H30M19S</meta:editing-duration>
    <meta:editing-cycles>83</meta:editing-cycles>
    <meta:generator>LibreOffice/7.4.7.2$MacOSX_X86_64 LibreOffice_project/723314e595e8007d3cf785c16538505a1c878ca5</meta:generator>
    <meta:document-statistic meta:table-count="1" meta:cell-count="925" meta:object-count="0"/>
    <meta:user-defined meta:name=""/>
  </office:meta>
</office:document-meta>
</file>